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fo:min-height="2.373cm"/>
    </style:style>
    <style:style style:name="gr8" style:family="graphic" style:parent-style-name="standard">
      <style:graphic-properties draw:stroke="none" draw:fill="none" fo:min-height="1.973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4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svg:stroke-width="0.1cm" svg:stroke-color="#008080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0000" draw:marker-start-width="0.45cm" draw:marker-end-width="0.45cm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15" style:family="graphic" style:parent-style-name="standard">
      <style:graphic-properties draw:ole-draw-aspect="1" style:protect="size"/>
    </style:style>
    <style:style style:name="pr1" style:family="presentation" style:parent-style-name="lyt-cool-title" style:list-style-name="L6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notes" style:list-style-name="L7">
      <style:graphic-properties draw:fill-color="#ffffff" draw:auto-grow-height="true" fo:min-height="11.41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fo:min-height="12.979cm"/>
    </style:style>
    <style:style style:name="pr6" style:family="presentation" style:parent-style-name="lyt-cool-notes">
      <style:graphic-properties draw:fill-color="#ffffff" fo:min-height="11.159cm"/>
    </style:style>
    <style:style style:name="pr7" style:family="presentation" style:parent-style-name="lyt-cool-outline1">
      <style:graphic-properties draw:stroke="none" draw:fill="none" fo:min-height="1.268cm"/>
    </style:style>
    <style:style style:name="pr8" style:family="presentation" style:parent-style-name="lyt-cool-outline1">
      <style:graphic-properties draw:stroke="none" draw:fill="none" fo:min-height="2.534cm"/>
    </style:style>
    <style:style style:name="pr9" style:family="presentation" style:parent-style-name="lyt-cool-outline1">
      <style:graphic-properties draw:stroke="none" draw:fill="none" fo:min-height="1.056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7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text-properties fo:font-size="16pt"/>
    </style:style>
    <style:style style:name="P8" style:family="paragraph">
      <style:paragraph-properties fo:margin-left="0cm" fo:margin-right="0cm" fo:text-indent="0cm"/>
      <style:text-properties fo:font-size="22pt"/>
    </style:style>
    <style:style style:name="P9" style:family="paragraph">
      <style:paragraph-properties fo:margin-left="0cm" fo:margin-right="0cm" fo:text-indent="0cm"/>
      <style:text-properties fo:font-size="26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P12" style:family="paragraph">
      <style:paragraph-properties fo:margin-left="0cm" fo:margin-right="0cm" fo:text-indent="0cm"/>
      <style:text-properties fo:font-size="24pt"/>
    </style:style>
    <style:style style:name="P13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14" style:family="paragraph">
      <style:paragraph-properties fo:margin-left="0cm" fo:margin-right="0cm" fo:text-indent="0cm"/>
      <style:text-properties fo:font-family="'Times New Roman'" style:font-family-generic="roman" style:font-pitch="variable" fo:font-weight="bold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  <style:text-properties fo:font-size="15pt"/>
    </style:style>
    <style:style style:name="P17" style:family="paragraph">
      <style:paragraph-properties fo:margin-left="0cm" fo:margin-right="0cm" fo:text-indent="0cm"/>
      <style:text-properties fo:font-size="15pt"/>
    </style:style>
    <style:style style:name="P18" style:family="paragraph">
      <style:paragraph-properties fo:margin-left="0cm" fo:margin-right="0cm" fo:text-indent="0cm"/>
      <style:text-properties fo:font-size="13pt"/>
    </style:style>
    <style:style style:name="P19" style:family="paragraph">
      <style:paragraph-properties fo:margin-left="0cm" fo:margin-right="0cm" fo:text-indent="0cm"/>
      <style:text-properties fo:font-family="'Times New Roman'" style:font-family-generic="roman" style:font-pitch="variable" fo:font-style="italic"/>
    </style:style>
    <style:style style:name="P20" style:family="paragraph">
      <style:paragraph-properties fo:margin-left="0cm" fo:margin-right="0cm" fo:text-indent="0cm"/>
      <style:text-properties fo:font-size="28pt"/>
    </style:style>
    <style:style style:name="P21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size="72pt"/>
    </style:style>
    <style:style style:name="T2" style:family="text">
      <style:text-properties fo:font-size="5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/>
    </style:style>
    <style:style style:name="T5" style:family="text">
      <style:text-properties fo:font-weight="bold"/>
    </style:style>
    <style:style style:name="T6" style:family="text">
      <style:text-properties fo:font-size="28pt"/>
    </style:style>
    <style:style style:name="T7" style:family="text">
      <style:text-properties fo:font-size="28pt" fo:font-weight="bold"/>
    </style:style>
    <style:style style:name="T8" style:family="text">
      <style:text-properties fo:font-size="22pt"/>
    </style:style>
    <style:style style:name="T9" style:family="text">
      <style:text-properties fo:font-size="22pt" style:text-underline-style="solid" style:text-underline-width="auto" style:text-underline-color="font-color"/>
    </style:style>
    <style:style style:name="T10" style:family="text">
      <style:text-properties fo:font-size="26pt"/>
    </style:style>
    <style:style style:name="T11" style:family="text">
      <style:text-properties fo:font-size="26pt" fo:font-weight="bold"/>
    </style:style>
    <style:style style:name="T12" style:family="text">
      <style:text-properties fo:font-size="26pt" fo:font-weight="normal"/>
    </style:style>
    <style:style style:name="T13" style:family="text">
      <style:text-properties fo:font-size="26pt" style:text-underline-style="none"/>
    </style:style>
    <style:style style:name="T14" style:family="text">
      <style:text-properties fo:font-size="20pt"/>
    </style:style>
    <style:style style:name="T15" style:family="text">
      <style:text-properties fo:font-size="24pt"/>
    </style:style>
    <style:style style:name="T16" style:family="text">
      <style:text-properties fo:font-family="'Times New Roman'" style:font-family-generic="roman" style:font-pitch="variable" fo:font-style="italic"/>
    </style:style>
    <style:style style:name="T17" style:family="text">
      <style:text-properties style:text-position="sub 58%" fo:font-family="'Times New Roman'" style:font-family-generic="roman" style:font-pitch="variable" fo:font-size="18pt" style:font-size-asian="18pt" style:font-size-complex="18pt"/>
    </style:style>
    <style:style style:name="T18" style:family="text">
      <style:text-properties style:text-position="sub 58%" fo:font-family="'Times New Roman'" style:font-family-generic="roman" style:font-pitch="variable" fo:font-size="18pt" fo:font-style="italic" style:font-size-asian="18pt" style:font-size-complex="18pt"/>
    </style:style>
    <style:style style:name="T19" style:family="text">
      <style:text-properties fo:font-family="'Times New Roman'" style:font-family-generic="roman" style:font-pitch="variable" fo:font-style="italic" fo:font-weight="bold"/>
    </style:style>
    <style:style style:name="T20" style:family="text">
      <style:text-properties style:text-position="sub 58%" fo:font-family="'Times New Roman'" style:font-family-generic="roman" style:font-pitch="variable" fo:font-size="18pt" fo:font-style="italic" fo:font-weight="bold" style:font-size-asian="18pt" style:font-size-complex="18pt"/>
    </style:style>
    <style:style style:name="T21" style:family="text">
      <style:text-properties style:text-position="0% 100%" fo:font-family="'Times New Roman'" style:font-family-generic="roman" style:font-pitch="variable" fo:font-size="18pt" fo:font-style="italic" style:font-size-asian="18pt" style:font-size-complex="18pt"/>
    </style:style>
    <style:style style:name="T22" style:family="text">
      <style:text-properties fo:font-size="15pt"/>
    </style:style>
    <style:style style:name="T23" style:family="text">
      <style:text-properties fo:font-size="13pt"/>
    </style:style>
    <style:style style:name="T24" style:family="text">
      <style:text-properties fo:font-size="24pt" fo:font-weight="bold"/>
    </style:style>
    <style:style style:name="T25" style:family="text">
      <style:text-properties fo:font-size="24pt" fo:font-weight="normal"/>
    </style:style>
    <style:style style:name="T26" style:family="text">
      <style:text-properties fo:font-size="20pt" fo:font-weight="normal"/>
    </style:style>
    <style:style style:name="T27" style:family="text">
      <style:text-properties style:text-position="super 58%" fo:font-size="20pt"/>
    </style:style>
    <style:style style:name="T28" style:family="text">
      <style:text-properties style:text-position="super 58%"/>
    </style:style>
    <style:style style:name="T29" style:family="text">
      <style:text-properties style:text-position="sub 58%" fo:font-size="1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Estadística Aplicada</text:p>
          </draw:text-box>
        </draw:frame>
        <draw:frame presentation:style-name="pr2" draw:text-style-name="P3" draw:layer="layout" svg:width="23.911cm" svg:height="13.23cm" svg:x="2.058cm" svg:y="5.838cm" presentation:class="subtitle">
          <draw:text-box>
            <text:p text:style-name="P2"><text:span text:style-name="T1">Seminari 1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Presentació assignatura</text:p>
          </draw:text-box>
        </draw:frame>
        <draw:frame presentation:style-name="pr5" draw:text-style-name="P5" draw:layer="layout" svg:width="23.911cm" svg:height="13.749cm" svg:x="2.058cm" svg:y="5.838cm" presentation:class="outline" presentation:user-transformed="true">
          <draw:text-box>
            <text:list text:style-name="L3">
              <text:list-item>
                <text:p text:style-name="P4">Estadística: ciència per a la descripció, organització i interpretació de dades</text:p>
              </text:list-item>
              <text:list-item>
                <text:p text:style-name="P4">Organització assignatura:</text:p>
                <text:list>
                  <text:list-item>
                    <text:p text:style-name="P4"><text:span text:style-name="T3">Mòdul 1</text:span></text:p>
                  </text:list-item>
                  <text:list-item>
                    <text:p text:style-name="P4"><text:span text:style-name="T3">Mòdul 2</text:span></text:p>
                  </text:list-item>
                  <text:list-item>
                    <text:p text:style-name="P4"><text:span text:style-name="T3">Mòdul 3</text:span></text:p>
                  </text:list-item>
                  <text:list-item>
                    <text:p text:style-name="P4"><text:span text:style-name="T3">Mòdul 4</text:span></text:p>
                  </text:list-item>
                </text:list>
              </text:list-item>
              <text:list-item>
                <text:p text:style-name="P4">Avaluació: </text:p>
                <text:list>
                  <text:list-item>
                    <text:p text:style-name="P4"><text:span text:style-name="T3">exercicis proposats (75%)</text:span></text:p>
                  </text:list-item>
                  <text:list-item>
                    <text:p text:style-name="P4"><text:span text:style-name="T3">test final presencial (25%) <text:s/>(nota mínima: 4/10)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0.5cm" svg:height="1.5cm" svg:x="9.1cm" svg:y="11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6" draw:layer="layout" svg:width="0.5cm" svg:height="1.5cm" svg:x="9cm" svg:y="1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draw:layer="layout" svg:width="4.3cm" svg:height="1.675cm" svg:x="10.3cm" svg:y="11.4cm">
          <draw:text-box>
            <text:p text:style-name="P4">Organització i descripció</text:p>
          </draw:text-box>
        </draw:frame>
        <draw:frame draw:style-name="gr3" draw:text-style-name="P4" draw:layer="layout" svg:width="4.3cm" svg:height="0.963cm" svg:x="10.2cm" svg:y="14.501cm">
          <draw:text-box>
            <text:p text:style-name="P4">Interpretació</text:p>
          </draw:text-box>
        </draw:frame>
        <draw:frame draw:style-name="gr4" draw:text-style-name="P7" draw:layer="layout" svg:width="5.552cm" svg:height="1.513cm" svg:x="15.7cm" svg:y="11.525cm">
          <draw:text-box>
            <text:p text:style-name="P4"><text:span text:style-name="T4">Mòdul 1: 1 variable</text:span></text:p>
            <text:p text:style-name="P4"><text:span text:style-name="T4">Mòdul 2: 2 variables</text:span></text:p>
          </draw:text-box>
        </draw:frame>
        <draw:custom-shape draw:style-name="gr5" draw:text-style-name="P6" draw:layer="layout" svg:width="0.5cm" svg:height="1.5cm" svg:x="15.5cm" svg:y="11.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6" draw:layer="layout" svg:width="0.5cm" svg:height="1.5cm" svg:x="21cm" svg:y="11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4" draw:text-style-name="P7" draw:layer="layout" svg:width="5.646cm" svg:height="1.513cm" svg:x="15.6cm" svg:y="14.425cm">
          <draw:text-box>
            <text:p text:style-name="P4"><text:span text:style-name="T4">Mòdul 2: Probabilitat</text:span></text:p>
            <text:p text:style-name="P4"><text:span text:style-name="T4">Mòdul 3: Inferència</text:span></text:p>
          </draw:text-box>
        </draw:frame>
        <draw:custom-shape draw:style-name="gr5" draw:text-style-name="P6" draw:layer="layout" svg:width="0.5cm" svg:height="1.5cm" svg:x="15.4cm" svg:y="14.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6" draw:layer="layout" svg:width="0.5cm" svg:height="1.5cm" svg:x="20.9cm" svg:y="14.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Seminari 1</text:p>
          </draw:text-box>
        </draw:frame>
        <draw:frame presentation:style-name="pr5" draw:text-style-name="P5" draw:layer="layout" svg:width="23.911cm" svg:height="12.979cm" svg:x="2.058cm" svg:y="5.838cm" presentation:class="outline" presentation:user-transformed="true">
          <draw:text-box>
            <text:p/>
          </draw:text-box>
        </draw:frame>
        <draw:frame presentation:style-name="pr7" draw:text-style-name="P5" draw:layer="layout" svg:width="21.971cm" svg:height="1.268cm" svg:x="3.47cm" svg:y="10.524cm">
          <draw:text-box>
            <text:list text:style-name="L3">
              <text:list-item>
                <text:list>
                  <text:list-item>
                    <text:p text:style-name="P4">Exemples pràctics </text:p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21.971cm" svg:height="1.268cm" svg:x="3.471cm" svg:y="7.424cm">
          <draw:text-box>
            <text:list text:style-name="L3">
              <text:list-item>
                <text:list>
                  <text:list-item>
                    <text:p text:style-name="P4">Resum teoria (temes 1, 2 i 3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3.4cm" svg:height="2.534cm" svg:x="2.1cm" svg:y="6cm">
          <draw:text-box>
            <text:list text:style-name="L3">
              <text:list-item>
                <text:list>
                  <text:list-item>
                    <text:p text:style-name="P4">Estadística <text:span text:style-name="T5">descriptiva</text:span>: ciència per a la descripció i organització de dades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23.4cm" svg:height="5.616cm" svg:x="2.1cm" svg:y="9cm">
          <draw:text-box>
            <text:list text:style-name="L3">
              <text:list-item>
                <text:list>
                  <text:list-item>
                    <text:p text:style-name="P4">Les dades poden procedir de:</text:p>
                    <text:list>
                      <text:list-item>
                        <text:p text:style-name="P4"><text:span text:style-name="T6">una </text:span><text:span text:style-name="T7">població</text:span><text:span text:style-name="T6">: conjunt total sobre el qual es fa l'estudi estadístic</text:span></text:p>
                      </text:list-item>
                      <text:list-item>
                        <text:p text:style-name="P4"><text:span text:style-name="T6">una </text:span><text:span text:style-name="T7">mostra</text:span><text:span text:style-name="T6">: <text:s/>subconjunt del conjunt tot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23.6cm" svg:height="5.435cm" svg:x="3.1cm" svg:y="15cm">
          <draw:text-box>
            <text:p text:style-name="P4"><text:span text:style-name="T8">Exemple: </text:span></text:p>
            <text:list text:style-name="L4">
              <text:list-item>
                <text:list>
                  <text:list-item>
                    <text:p text:style-name="P4"><text:span text:style-name="T8">Per a un estudi sobre la satisfacció dels clients d'un hotel es passa un qüestionari a </text:span><text:span text:style-name="T9">tots</text:span><text:span text:style-name="T8"> els clients (població)</text:span></text:p>
                  </text:list-item>
                  <text:list-item>
                    <text:p text:style-name="P4"><text:span text:style-name="T8">Per a un estudi sobre el fracàs escolar a Balears es prenen les dades de 5 escoles de Mallorca, 2 de Menorca i 2 d'Eivissa (mostra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>
        <office:forms form:automatic-focus="false" form:apply-design-mode="false"/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3.4cm" svg:height="6.954cm" svg:x="2.1cm" svg:y="6cm">
          <draw:text-box>
            <text:list text:style-name="L3">
              <text:list-item>
                <text:list>
                  <text:list-item>
                    <text:p text:style-name="P4">Estadística <text:span text:style-name="T5">inferencial</text:span>: </text:p>
                    <text:list>
                      <text:list-item>
                        <text:p text:style-name="P4"><text:span text:style-name="T10">permet </text:span><text:span text:style-name="T11">deduir</text:span><text:span text:style-name="T10"> descriptors poblacionals a partir de descriptors mostrals</text:span></text:p>
                      </text:list-item>
                      <text:list-item>
                        <text:p text:style-name="P4"><text:span text:style-name="T10">dóna el grau de </text:span><text:span text:style-name="T11">fiabilitat</text:span><text:span text:style-name="T10"> d'aquestes deduccions</text:span></text:p>
                      </text:list-item>
                      <text:list-item>
                        <text:p text:style-name="P4"><text:span text:style-name="T10">es basa en la teoria de </text:span><text:span text:style-name="T11">probabilita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3.5cm" svg:height="1.276cm" svg:x="11.4cm" svg:y="13.424cm">
          <draw:text-box>
            <text:p text:style-name="P4"><text:span text:style-name="T10">Mostra</text:span></text:p>
          </draw:text-box>
        </draw:frame>
        <draw:frame draw:style-name="gr3" draw:text-style-name="P9" draw:layer="layout" svg:width="4.1cm" svg:height="1.276cm" svg:x="11.1cm" svg:y="19.624cm">
          <draw:text-box>
            <text:p text:style-name="P4"><text:span text:style-name="T10">Població</text:span></text:p>
          </draw:text-box>
        </draw:frame>
        <draw:line draw:style-name="gr6" draw:text-style-name="P6" draw:layer="layout" svg:x1="13cm" svg:y1="14.7cm" svg:x2="13cm" svg:y2="16.7cm">
          <text:p/>
        </draw:line>
        <draw:frame draw:style-name="gr4" draw:layer="layout" svg:width="6.666cm" svg:height="0.963cm" svg:x="13.2cm" svg:y="17.837cm">
          <draw:text-box>
            <text:p text:style-name="P4">Estadística inferencial</text:p>
          </draw:text-box>
        </draw:frame>
        <draw:frame draw:style-name="gr4" draw:layer="layout" svg:width="6.81cm" svg:height="0.963cm" svg:x="13.2cm" svg:y="14.938cm">
          <draw:text-box>
            <text:p text:style-name="P4">Estadística descriptiva</text:p>
          </draw:text-box>
        </draw:frame>
        <draw:frame draw:style-name="gr3" draw:text-style-name="P9" draw:layer="layout" svg:width="4.8cm" svg:height="1.276cm" svg:x="10.8cm" svg:y="16.524cm">
          <draw:text-box>
            <text:p text:style-name="P4"><text:span text:style-name="T10">Descripció</text:span></text:p>
          </draw:text-box>
        </draw:frame>
        <draw:line draw:style-name="gr6" draw:text-style-name="P6" draw:layer="layout" svg:x1="13cm" svg:y1="17.7cm" svg:x2="13cm" svg:y2="19.7cm">
          <text:p/>
        </draw:lin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9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3.4cm" svg:height="2.534cm" svg:x="2.1cm" svg:y="6cm">
          <draw:text-box>
            <text:list text:style-name="L3">
              <text:list-item>
                <text:list>
                  <text:list-item>
                    <text:p text:style-name="P4">Tipus de dades (variables) estadístiques: 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26.117cm" svg:height="2.623cm" svg:x="1.383cm" svg:y="12.377cm">
          <draw:text-box>
            <text:p text:style-name="P10"><text:span text:style-name="T11">Ordinals</text:span><text:span text:style-name="T10">: no prenen valors numèrics però es poden ordenar </text:span></text:p>
          </draw:text-box>
        </draw:frame>
        <draw:frame draw:style-name="gr8" draw:text-style-name="P10" draw:layer="layout" svg:width="27.545cm" svg:height="2.359cm" svg:x="1.384cm" svg:y="7.777cm">
          <draw:text-box>
            <text:p text:style-name="P10"><text:span text:style-name="T11">Quantitatives</text:span><text:span text:style-name="T10">: medeixen una magnitud i prenen valors numèrics. Hi ha dos tipus: </text:span><text:span text:style-name="T11">discretes</text:span><text:span text:style-name="T10"> i </text:span><text:span text:style-name="T11">contínues</text:span><text:span text:style-name="T12">.</text:span></text:p>
          </draw:text-box>
        </draw:frame>
        <draw:frame presentation:style-name="pr9" draw:text-style-name="P10" draw:layer="layout" svg:width="25.959cm" svg:height="1.056cm" svg:x="1.541cm" svg:y="17.056cm">
          <draw:text-box>
            <text:p text:style-name="P10"><text:span text:style-name="T11">Nominals</text:span><text:span text:style-name="T10">: </text:span><text:span text:style-name="T13">no prenen valors numèrics ni es poden ordenar</text:span></text:p>
          </draw:text-box>
        </draw:frame>
        <draw:frame draw:style-name="gr3" draw:text-style-name="P11" draw:layer="layout" svg:width="24cm" svg:height="1.835cm" svg:x="3.8cm" svg:y="10.2cm">
          <draw:text-box>
            <text:p text:style-name="P4"><text:span text:style-name="T14">Exemple: nombre d'alumnes matriculats d'estadística (discreta), </text:span></text:p>
            <text:p text:style-name="P4"><text:span text:style-name="T14"><text:tab/></text:span><text:span text:style-name="T14"><text:tab/></text:span><text:span text:style-name="T14"> <text:s text:c="2"/></text:span><text:span text:style-name="T14">temperatura mesurada per una estació meteorològica (contínua)</text:span></text:p>
          </draw:text-box>
        </draw:frame>
        <draw:frame draw:style-name="gr3" draw:text-style-name="P11" draw:layer="layout" svg:width="24cm" svg:height="1.835cm" svg:x="3.8cm" svg:y="14.601cm">
          <draw:text-box>
            <text:p text:style-name="P4"><text:span text:style-name="T14">Exemple: grau de satisfacció dels clients d'un hotel (insatisfet, poc satisfet, satisfet, molt satisfet)</text:span></text:p>
          </draw:text-box>
        </draw:frame>
        <draw:frame draw:style-name="gr3" draw:text-style-name="P11" draw:layer="layout" svg:width="24cm" svg:height="1.835cm" svg:x="3.8cm" svg:y="18.202cm">
          <draw:text-box>
            <text:p text:style-name="P4"><text:span text:style-name="T14">Exemple: tipus d'establiment hoteler (hotel rural, hotel de ciutat, hotel de platja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19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3.4cm" svg:height="2.534cm" svg:x="2.1cm" svg:y="6cm">
          <draw:text-box>
            <text:list text:style-name="L3">
              <text:list-item>
                <text:list>
                  <text:list-item>
                    <text:p text:style-name="P4">Representació de dades estadístiques: 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6.5cm" svg:height="1.195cm" svg:x="4.5cm" svg:y="7.7cm">
          <draw:text-box>
            <text:p text:style-name="P4"><text:span text:style-name="T15">Dades brutes</text:span></text:p>
          </draw:text-box>
        </draw:frame>
        <draw:frame draw:style-name="gr3" draw:text-style-name="P12" draw:layer="layout" svg:width="8.7cm" svg:height="1.195cm" svg:x="15.1cm" svg:y="7.701cm">
          <draw:text-box>
            <text:p text:style-name="P4"><text:span text:style-name="T15">Taula de freqüències</text:span></text:p>
          </draw:text-box>
        </draw:frame>
        <draw:line draw:style-name="gr6" draw:text-style-name="P6" draw:layer="layout" svg:x1="10.2cm" svg:y1="16.2cm" svg:x2="13.7cm" svg:y2="16.2cm">
          <text:p/>
        </draw:line>
        <draw:rect draw:style-name="gr9" draw:text-style-name="P6" draw:layer="layout" svg:width="1.5cm" svg:height="1cm" svg:x="6.6cm" svg:y="18.3cm">
          <text:p/>
        </draw:rect>
        <draw:rect draw:style-name="gr9" draw:text-style-name="P6" draw:layer="layout" svg:width="1.5cm" svg:height="1cm" svg:x="6.6cm" svg:y="17.3cm">
          <text:p/>
        </draw:rect>
        <draw:rect draw:style-name="gr9" draw:text-style-name="P6" draw:layer="layout" svg:width="1.5cm" svg:height="1cm" svg:x="6.6cm" svg:y="16.3cm">
          <text:p/>
        </draw:rect>
        <draw:rect draw:style-name="gr9" draw:text-style-name="P6" draw:layer="layout" svg:width="1.5cm" svg:height="1cm" svg:x="6.6cm" svg:y="15.3cm">
          <text:p/>
        </draw:rect>
        <draw:rect draw:style-name="gr9" draw:text-style-name="P6" draw:layer="layout" svg:width="1.5cm" svg:height="1cm" svg:x="6.6cm" svg:y="14.3cm">
          <text:p/>
        </draw:rect>
        <draw:rect draw:style-name="gr9" draw:text-style-name="P6" draw:layer="layout" svg:width="1.5cm" svg:height="1cm" svg:x="6.6cm" svg:y="13.3cm">
          <text:p/>
        </draw:rect>
        <draw:rect draw:style-name="gr9" draw:text-style-name="P6" draw:layer="layout" svg:width="1.5cm" svg:height="1cm" svg:x="6.6cm" svg:y="12.3cm">
          <text:p/>
        </draw:rect>
        <draw:frame draw:style-name="gr3" draw:text-style-name="P13" draw:layer="layout" svg:width="1.325cm" svg:height="1.172cm" svg:x="6.9cm" svg:y="12.328cm">
          <draw:text-box>
            <text:p text:style-name="P4"><text:span text:style-name="T16">x</text:span><text:span text:style-name="T17">1</text:span></text:p>
          </draw:text-box>
        </draw:frame>
        <draw:frame draw:style-name="gr3" draw:text-style-name="P13" draw:layer="layout" svg:width="1.325cm" svg:height="1.172cm" svg:x="6.901cm" svg:y="13.328cm">
          <draw:text-box>
            <text:p text:style-name="P4"><text:span text:style-name="T16">x</text:span><text:span text:style-name="T18">2</text:span></text:p>
          </draw:text-box>
        </draw:frame>
        <draw:frame draw:style-name="gr3" draw:text-style-name="P13" draw:layer="layout" svg:width="1.325cm" svg:height="1.172cm" svg:x="6.901cm" svg:y="14.228cm">
          <draw:text-box>
            <text:p text:style-name="P4"><text:span text:style-name="T16">x</text:span><text:span text:style-name="T18">3</text:span></text:p>
          </draw:text-box>
        </draw:frame>
        <draw:frame draw:style-name="gr3" draw:text-style-name="P13" draw:layer="layout" svg:width="1.325cm" svg:height="1.172cm" svg:x="6.901cm" svg:y="15.228cm">
          <draw:text-box>
            <text:p text:style-name="P4"><text:span text:style-name="T16">x</text:span><text:span text:style-name="T18">4</text:span></text:p>
          </draw:text-box>
        </draw:frame>
        <draw:frame draw:style-name="gr3" draw:text-style-name="P13" draw:layer="layout" svg:width="1.325cm" svg:height="1.172cm" svg:x="6.902cm" svg:y="16.228cm">
          <draw:text-box>
            <text:p text:style-name="P4"><text:span text:style-name="T16">x</text:span><text:span text:style-name="T18">5</text:span></text:p>
          </draw:text-box>
        </draw:frame>
        <draw:frame draw:style-name="gr3" draw:text-style-name="P13" draw:layer="layout" svg:width="1.325cm" svg:height="1.172cm" svg:x="6.902cm" svg:y="17.328cm">
          <draw:text-box>
            <text:p text:style-name="P4"><text:span text:style-name="T16">x</text:span><text:span text:style-name="T18">6</text:span></text:p>
          </draw:text-box>
        </draw:frame>
        <draw:frame draw:style-name="gr3" draw:text-style-name="P13" draw:layer="layout" svg:width="1.325cm" svg:height="1.172cm" svg:x="6.902cm" svg:y="19.228cm">
          <draw:text-box>
            <text:p text:style-name="P4"><text:span text:style-name="T16">x</text:span><text:span text:style-name="T18">n</text:span></text:p>
          </draw:text-box>
        </draw:frame>
        <draw:g>
          <draw:frame draw:style-name="gr4" draw:layer="layout" svg:width="0.68cm" svg:height="0.963cm" svg:x="6.98cm" svg:y="17.8cm">
            <draw:text-box>
              <text:p text:style-name="P4">.</text:p>
            </draw:text-box>
          </draw:frame>
          <draw:frame draw:style-name="gr10" draw:text-style-name="P4" draw:layer="layout" svg:width="0.68cm" svg:height="0.963cm" svg:x="6.98cm" svg:y="18.101cm">
            <draw:text-box>
              <text:p text:style-name="P4">.</text:p>
            </draw:text-box>
          </draw:frame>
          <draw:frame draw:style-name="gr4" draw:layer="layout" svg:width="0.68cm" svg:height="0.963cm" svg:x="6.98cm" svg:y="18.401cm">
            <draw:text-box>
              <text:p text:style-name="P4">.</text:p>
            </draw:text-box>
          </draw:frame>
        </draw:g>
        <draw:rect draw:style-name="gr9" draw:text-style-name="P6" draw:layer="layout" svg:width="1.5cm" svg:height="1cm" svg:x="14.901cm" svg:y="18.3cm">
          <text:p/>
        </draw:rect>
        <draw:rect draw:style-name="gr9" draw:text-style-name="P6" draw:layer="layout" svg:width="1.5cm" svg:height="1cm" svg:x="14.901cm" svg:y="17.3cm">
          <text:p/>
        </draw:rect>
        <draw:rect draw:style-name="gr9" draw:text-style-name="P6" draw:layer="layout" svg:width="1.5cm" svg:height="1cm" svg:x="14.901cm" svg:y="16.3cm">
          <text:p/>
        </draw:rect>
        <draw:rect draw:style-name="gr9" draw:text-style-name="P6" draw:layer="layout" svg:width="1.5cm" svg:height="1cm" svg:x="14.901cm" svg:y="15.3cm">
          <text:p/>
        </draw:rect>
        <draw:rect draw:style-name="gr9" draw:text-style-name="P6" draw:layer="layout" svg:width="1.5cm" svg:height="1cm" svg:x="14.901cm" svg:y="14.3cm">
          <text:p/>
        </draw:rect>
        <draw:rect draw:style-name="gr9" draw:text-style-name="P6" draw:layer="layout" svg:width="1.5cm" svg:height="1cm" svg:x="14.901cm" svg:y="13.3cm">
          <text:p/>
        </draw:rect>
        <draw:rect draw:style-name="gr9" draw:text-style-name="P6" draw:layer="layout" svg:width="1.5cm" svg:height="1cm" svg:x="14.901cm" svg:y="12.3cm">
          <text:p/>
        </draw:rect>
        <draw:rect draw:style-name="gr9" draw:text-style-name="P6" draw:layer="layout" svg:width="1.5cm" svg:height="1cm" svg:x="14.901cm" svg:y="19.3cm">
          <text:p/>
        </draw:rect>
        <draw:frame draw:style-name="gr3" draw:text-style-name="P13" draw:layer="layout" svg:width="1.325cm" svg:height="1.172cm" svg:x="15.201cm" svg:y="13.228cm">
          <draw:text-box>
            <text:p text:style-name="P4"><text:span text:style-name="T16">x</text:span><text:span text:style-name="T17">1</text:span></text:p>
          </draw:text-box>
        </draw:frame>
        <draw:frame draw:style-name="gr3" draw:text-style-name="P13" draw:layer="layout" svg:width="1.325cm" svg:height="1.172cm" svg:x="15.202cm" svg:y="14.228cm">
          <draw:text-box>
            <text:p text:style-name="P4"><text:span text:style-name="T16">x</text:span><text:span text:style-name="T18">2</text:span></text:p>
          </draw:text-box>
        </draw:frame>
        <draw:frame draw:style-name="gr3" draw:text-style-name="P13" draw:layer="layout" svg:width="1.325cm" svg:height="1.172cm" svg:x="15.202cm" svg:y="15.128cm">
          <draw:text-box>
            <text:p text:style-name="P4"><text:span text:style-name="T16">x</text:span><text:span text:style-name="T18">3</text:span></text:p>
          </draw:text-box>
        </draw:frame>
        <draw:frame draw:style-name="gr3" draw:text-style-name="P13" draw:layer="layout" svg:width="1.325cm" svg:height="1.172cm" svg:x="15.202cm" svg:y="16.128cm">
          <draw:text-box>
            <text:p text:style-name="P4"><text:span text:style-name="T16">x</text:span><text:span text:style-name="T18">4</text:span></text:p>
          </draw:text-box>
        </draw:frame>
        <draw:frame draw:style-name="gr3" draw:text-style-name="P13" draw:layer="layout" svg:width="1.325cm" svg:height="1.172cm" svg:x="15.303cm" svg:y="17.128cm">
          <draw:text-box>
            <text:p text:style-name="P4"><text:span text:style-name="T16">x</text:span><text:span text:style-name="T18">5</text:span></text:p>
          </draw:text-box>
        </draw:frame>
        <draw:frame draw:style-name="gr3" draw:text-style-name="P13" draw:layer="layout" svg:width="1.325cm" svg:height="1.172cm" svg:x="15.303cm" svg:y="19.228cm">
          <draw:text-box>
            <text:p text:style-name="P4"><text:span text:style-name="T16">x</text:span><text:span text:style-name="T18">k</text:span></text:p>
          </draw:text-box>
        </draw:frame>
        <draw:g>
          <draw:frame draw:style-name="gr4" draw:layer="layout" svg:width="0.68cm" svg:height="0.963cm" svg:x="15.381cm" svg:y="17.8cm">
            <draw:text-box>
              <text:p text:style-name="P4">.</text:p>
            </draw:text-box>
          </draw:frame>
          <draw:frame draw:style-name="gr10" draw:text-style-name="P4" draw:layer="layout" svg:width="0.68cm" svg:height="0.963cm" svg:x="15.381cm" svg:y="18.101cm">
            <draw:text-box>
              <text:p text:style-name="P4">.</text:p>
            </draw:text-box>
          </draw:frame>
          <draw:frame draw:style-name="gr4" draw:layer="layout" svg:width="0.68cm" svg:height="0.963cm" svg:x="15.381cm" svg:y="18.401cm">
            <draw:text-box>
              <text:p text:style-name="P4">.</text:p>
            </draw:text-box>
          </draw:frame>
        </draw:g>
        <draw:rect draw:style-name="gr9" draw:text-style-name="P6" draw:layer="layout" svg:width="1.5cm" svg:height="1cm" svg:x="6.6cm" svg:y="19.3cm">
          <text:p/>
        </draw:rect>
        <draw:frame draw:style-name="gr3" draw:text-style-name="P14" draw:layer="layout" svg:width="1.325cm" svg:height="1.167cm" svg:x="15.202cm" svg:y="12.228cm">
          <draw:text-box>
            <text:p text:style-name="P4"><text:span text:style-name="T19">x</text:span><text:span text:style-name="T20">i</text:span></text:p>
          </draw:text-box>
        </draw:frame>
        <draw:rect draw:style-name="gr9" draw:text-style-name="P6" draw:layer="layout" svg:width="1.5cm" svg:height="1cm" svg:x="16.402cm" svg:y="18.3cm">
          <text:p/>
        </draw:rect>
        <draw:rect draw:style-name="gr9" draw:text-style-name="P6" draw:layer="layout" svg:width="1.5cm" svg:height="1cm" svg:x="16.402cm" svg:y="17.3cm">
          <text:p/>
        </draw:rect>
        <draw:rect draw:style-name="gr9" draw:text-style-name="P6" draw:layer="layout" svg:width="1.5cm" svg:height="1cm" svg:x="16.402cm" svg:y="16.3cm">
          <text:p/>
        </draw:rect>
        <draw:rect draw:style-name="gr9" draw:text-style-name="P6" draw:layer="layout" svg:width="1.5cm" svg:height="1cm" svg:x="16.402cm" svg:y="15.3cm">
          <text:p/>
        </draw:rect>
        <draw:rect draw:style-name="gr9" draw:text-style-name="P6" draw:layer="layout" svg:width="1.5cm" svg:height="1cm" svg:x="16.402cm" svg:y="14.3cm">
          <text:p/>
        </draw:rect>
        <draw:rect draw:style-name="gr9" draw:text-style-name="P6" draw:layer="layout" svg:width="1.5cm" svg:height="1cm" svg:x="16.402cm" svg:y="13.3cm">
          <text:p/>
        </draw:rect>
        <draw:rect draw:style-name="gr9" draw:text-style-name="P6" draw:layer="layout" svg:width="1.5cm" svg:height="1cm" svg:x="16.402cm" svg:y="12.3cm">
          <text:p/>
        </draw:rect>
        <draw:rect draw:style-name="gr9" draw:text-style-name="P6" draw:layer="layout" svg:width="1.5cm" svg:height="1cm" svg:x="16.402cm" svg:y="19.3cm">
          <text:p/>
        </draw:rect>
        <draw:frame draw:style-name="gr3" draw:text-style-name="P13" draw:layer="layout" svg:width="1.325cm" svg:height="1.172cm" svg:x="16.702cm" svg:y="13.228cm">
          <draw:text-box>
            <text:p text:style-name="P4"><text:span text:style-name="T16">n</text:span><text:span text:style-name="T17">1</text:span></text:p>
          </draw:text-box>
        </draw:frame>
        <draw:frame draw:style-name="gr3" draw:text-style-name="P13" draw:layer="layout" svg:width="1.325cm" svg:height="1.172cm" svg:x="16.703cm" svg:y="14.228cm">
          <draw:text-box>
            <text:p text:style-name="P4"><text:span text:style-name="T16">n</text:span><text:span text:style-name="T18">2</text:span></text:p>
          </draw:text-box>
        </draw:frame>
        <draw:frame draw:style-name="gr3" draw:text-style-name="P13" draw:layer="layout" svg:width="1.325cm" svg:height="1.172cm" svg:x="16.703cm" svg:y="15.128cm">
          <draw:text-box>
            <text:p text:style-name="P4"><text:span text:style-name="T16">n</text:span><text:span text:style-name="T18">3</text:span></text:p>
          </draw:text-box>
        </draw:frame>
        <draw:frame draw:style-name="gr3" draw:text-style-name="P13" draw:layer="layout" svg:width="1.325cm" svg:height="1.172cm" svg:x="16.703cm" svg:y="16.128cm">
          <draw:text-box>
            <text:p text:style-name="P4"><text:span text:style-name="T16">n</text:span><text:span text:style-name="T18">4</text:span></text:p>
          </draw:text-box>
        </draw:frame>
        <draw:frame draw:style-name="gr3" draw:text-style-name="P13" draw:layer="layout" svg:width="1.325cm" svg:height="1.172cm" svg:x="16.804cm" svg:y="17.128cm">
          <draw:text-box>
            <text:p text:style-name="P4"><text:span text:style-name="T16">n</text:span><text:span text:style-name="T18">5</text:span></text:p>
          </draw:text-box>
        </draw:frame>
        <draw:frame draw:style-name="gr3" draw:text-style-name="P13" draw:layer="layout" svg:width="1.325cm" svg:height="1.172cm" svg:x="16.804cm" svg:y="19.228cm">
          <draw:text-box>
            <text:p text:style-name="P4"><text:span text:style-name="T16">n</text:span><text:span text:style-name="T18">k</text:span></text:p>
          </draw:text-box>
        </draw:frame>
        <draw:g>
          <draw:frame draw:style-name="gr4" draw:layer="layout" svg:width="0.68cm" svg:height="0.963cm" svg:x="16.882cm" svg:y="17.8cm">
            <draw:text-box>
              <text:p text:style-name="P4">.</text:p>
            </draw:text-box>
          </draw:frame>
          <draw:frame draw:style-name="gr10" draw:text-style-name="P4" draw:layer="layout" svg:width="0.68cm" svg:height="0.963cm" svg:x="16.882cm" svg:y="18.101cm">
            <draw:text-box>
              <text:p text:style-name="P4">.</text:p>
            </draw:text-box>
          </draw:frame>
          <draw:frame draw:style-name="gr4" draw:layer="layout" svg:width="0.68cm" svg:height="0.963cm" svg:x="16.882cm" svg:y="18.401cm">
            <draw:text-box>
              <text:p text:style-name="P4">.</text:p>
            </draw:text-box>
          </draw:frame>
        </draw:g>
        <draw:frame draw:style-name="gr3" draw:text-style-name="P14" draw:layer="layout" svg:width="1.325cm" svg:height="1.167cm" svg:x="16.703cm" svg:y="12.2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6" draw:layer="layout" svg:width="1.5cm" svg:height="1cm" svg:x="17.903cm" svg:y="18.3cm">
          <text:p/>
        </draw:rect>
        <draw:rect draw:style-name="gr9" draw:text-style-name="P6" draw:layer="layout" svg:width="1.5cm" svg:height="1cm" svg:x="17.903cm" svg:y="17.3cm">
          <text:p/>
        </draw:rect>
        <draw:rect draw:style-name="gr9" draw:text-style-name="P6" draw:layer="layout" svg:width="1.5cm" svg:height="1cm" svg:x="17.903cm" svg:y="16.3cm">
          <text:p/>
        </draw:rect>
        <draw:rect draw:style-name="gr9" draw:text-style-name="P6" draw:layer="layout" svg:width="1.5cm" svg:height="1cm" svg:x="17.903cm" svg:y="15.3cm">
          <text:p/>
        </draw:rect>
        <draw:rect draw:style-name="gr9" draw:text-style-name="P6" draw:layer="layout" svg:width="1.5cm" svg:height="1cm" svg:x="17.903cm" svg:y="14.3cm">
          <text:p/>
        </draw:rect>
        <draw:rect draw:style-name="gr9" draw:text-style-name="P6" draw:layer="layout" svg:width="1.5cm" svg:height="1cm" svg:x="17.903cm" svg:y="13.3cm">
          <text:p/>
        </draw:rect>
        <draw:rect draw:style-name="gr9" draw:text-style-name="P6" draw:layer="layout" svg:width="1.5cm" svg:height="1cm" svg:x="17.903cm" svg:y="12.3cm">
          <text:p/>
        </draw:rect>
        <draw:rect draw:style-name="gr9" draw:text-style-name="P6" draw:layer="layout" svg:width="1.5cm" svg:height="1cm" svg:x="17.903cm" svg:y="19.3cm">
          <text:p/>
        </draw:rect>
        <draw:frame draw:style-name="gr3" draw:text-style-name="P13" draw:layer="layout" svg:width="1.325cm" svg:height="1.172cm" svg:x="18.203cm" svg:y="13.228cm">
          <draw:text-box>
            <text:p text:style-name="P4"><text:span text:style-name="T16">N</text:span><text:span text:style-name="T17">1</text:span></text:p>
          </draw:text-box>
        </draw:frame>
        <draw:frame draw:style-name="gr3" draw:text-style-name="P13" draw:layer="layout" svg:width="1.325cm" svg:height="1.172cm" svg:x="18.204cm" svg:y="14.228cm">
          <draw:text-box>
            <text:p text:style-name="P4"><text:span text:style-name="T16">N</text:span><text:span text:style-name="T18">2</text:span></text:p>
          </draw:text-box>
        </draw:frame>
        <draw:frame draw:style-name="gr3" draw:text-style-name="P13" draw:layer="layout" svg:width="1.325cm" svg:height="1.172cm" svg:x="18.204cm" svg:y="15.128cm">
          <draw:text-box>
            <text:p text:style-name="P4"><text:span text:style-name="T16">N</text:span><text:span text:style-name="T18">3</text:span></text:p>
          </draw:text-box>
        </draw:frame>
        <draw:frame draw:style-name="gr3" draw:text-style-name="P13" draw:layer="layout" svg:width="1.325cm" svg:height="1.172cm" svg:x="18.204cm" svg:y="16.128cm">
          <draw:text-box>
            <text:p text:style-name="P4"><text:span text:style-name="T16">N</text:span><text:span text:style-name="T18">4</text:span></text:p>
          </draw:text-box>
        </draw:frame>
        <draw:frame draw:style-name="gr3" draw:text-style-name="P13" draw:layer="layout" svg:width="1.325cm" svg:height="1.172cm" svg:x="18.305cm" svg:y="17.128cm">
          <draw:text-box>
            <text:p text:style-name="P4"><text:span text:style-name="T16">N</text:span><text:span text:style-name="T18">5</text:span></text:p>
          </draw:text-box>
        </draw:frame>
        <draw:frame draw:style-name="gr3" draw:text-style-name="P13" draw:layer="layout" svg:width="2cm" svg:height="1.172cm" svg:x="17.8cm" svg:y="19.228cm">
          <draw:text-box>
            <text:p text:style-name="P4"><text:span text:style-name="T16">N</text:span><text:span text:style-name="T18">k</text:span><text:span text:style-name="T21">=n</text:span></text:p>
          </draw:text-box>
        </draw:frame>
        <draw:g>
          <draw:frame draw:style-name="gr4" draw:layer="layout" svg:width="0.68cm" svg:height="0.963cm" svg:x="18.383cm" svg:y="17.8cm">
            <draw:text-box>
              <text:p text:style-name="P4">.</text:p>
            </draw:text-box>
          </draw:frame>
          <draw:frame draw:style-name="gr10" draw:text-style-name="P4" draw:layer="layout" svg:width="0.68cm" svg:height="0.963cm" svg:x="18.383cm" svg:y="18.101cm">
            <draw:text-box>
              <text:p text:style-name="P4">.</text:p>
            </draw:text-box>
          </draw:frame>
          <draw:frame draw:style-name="gr4" draw:layer="layout" svg:width="0.68cm" svg:height="0.963cm" svg:x="18.383cm" svg:y="18.401cm">
            <draw:text-box>
              <text:p text:style-name="P4">.</text:p>
            </draw:text-box>
          </draw:frame>
        </draw:g>
        <draw:frame draw:style-name="gr3" draw:text-style-name="P14" draw:layer="layout" svg:width="1.325cm" svg:height="1.167cm" svg:x="18.204cm" svg:y="12.2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6" draw:layer="layout" svg:width="1.5cm" svg:height="1cm" svg:x="19.404cm" svg:y="18.3cm">
          <text:p/>
        </draw:rect>
        <draw:rect draw:style-name="gr9" draw:text-style-name="P6" draw:layer="layout" svg:width="1.5cm" svg:height="1cm" svg:x="19.404cm" svg:y="17.3cm">
          <text:p/>
        </draw:rect>
        <draw:rect draw:style-name="gr9" draw:text-style-name="P6" draw:layer="layout" svg:width="1.5cm" svg:height="1cm" svg:x="19.404cm" svg:y="16.3cm">
          <text:p/>
        </draw:rect>
        <draw:rect draw:style-name="gr9" draw:text-style-name="P6" draw:layer="layout" svg:width="1.5cm" svg:height="1cm" svg:x="19.404cm" svg:y="15.3cm">
          <text:p/>
        </draw:rect>
        <draw:rect draw:style-name="gr9" draw:text-style-name="P6" draw:layer="layout" svg:width="1.5cm" svg:height="1cm" svg:x="19.404cm" svg:y="14.3cm">
          <text:p/>
        </draw:rect>
        <draw:rect draw:style-name="gr9" draw:text-style-name="P6" draw:layer="layout" svg:width="1.5cm" svg:height="1cm" svg:x="19.404cm" svg:y="13.3cm">
          <text:p/>
        </draw:rect>
        <draw:rect draw:style-name="gr9" draw:text-style-name="P6" draw:layer="layout" svg:width="1.5cm" svg:height="1cm" svg:x="19.404cm" svg:y="12.3cm">
          <text:p/>
        </draw:rect>
        <draw:rect draw:style-name="gr9" draw:text-style-name="P6" draw:layer="layout" svg:width="1.5cm" svg:height="1cm" svg:x="19.404cm" svg:y="19.3cm">
          <text:p/>
        </draw:rect>
        <draw:frame draw:style-name="gr3" draw:text-style-name="P13" draw:layer="layout" svg:width="1.325cm" svg:height="1.172cm" svg:x="19.704cm" svg:y="13.228cm">
          <draw:text-box>
            <text:p text:style-name="P4"><text:span text:style-name="T16">f</text:span><text:span text:style-name="T17">1</text:span></text:p>
          </draw:text-box>
        </draw:frame>
        <draw:frame draw:style-name="gr3" draw:text-style-name="P13" draw:layer="layout" svg:width="1.325cm" svg:height="1.172cm" svg:x="19.705cm" svg:y="14.228cm">
          <draw:text-box>
            <text:p text:style-name="P4"><text:span text:style-name="T16">f</text:span><text:span text:style-name="T18">2</text:span></text:p>
          </draw:text-box>
        </draw:frame>
        <draw:frame draw:style-name="gr3" draw:text-style-name="P13" draw:layer="layout" svg:width="1.325cm" svg:height="1.172cm" svg:x="19.705cm" svg:y="15.128cm">
          <draw:text-box>
            <text:p text:style-name="P4"><text:span text:style-name="T16">f</text:span><text:span text:style-name="T18">3</text:span></text:p>
          </draw:text-box>
        </draw:frame>
        <draw:frame draw:style-name="gr3" draw:text-style-name="P13" draw:layer="layout" svg:width="1.325cm" svg:height="1.172cm" svg:x="19.705cm" svg:y="16.128cm">
          <draw:text-box>
            <text:p text:style-name="P4"><text:span text:style-name="T16">f</text:span><text:span text:style-name="T18">4</text:span></text:p>
          </draw:text-box>
        </draw:frame>
        <draw:frame draw:style-name="gr3" draw:text-style-name="P13" draw:layer="layout" svg:width="1.325cm" svg:height="1.172cm" svg:x="19.806cm" svg:y="17.128cm">
          <draw:text-box>
            <text:p text:style-name="P4"><text:span text:style-name="T16">f</text:span><text:span text:style-name="T18">5</text:span></text:p>
          </draw:text-box>
        </draw:frame>
        <draw:frame draw:style-name="gr3" draw:text-style-name="P13" draw:layer="layout" svg:width="1.325cm" svg:height="1.172cm" svg:x="19.806cm" svg:y="19.228cm">
          <draw:text-box>
            <text:p text:style-name="P4"><text:span text:style-name="T16">f</text:span><text:span text:style-name="T18">k</text:span></text:p>
          </draw:text-box>
        </draw:frame>
        <draw:g>
          <draw:frame draw:style-name="gr4" draw:layer="layout" svg:width="0.68cm" svg:height="0.963cm" svg:x="19.884cm" svg:y="17.8cm">
            <draw:text-box>
              <text:p text:style-name="P4">.</text:p>
            </draw:text-box>
          </draw:frame>
          <draw:frame draw:style-name="gr10" draw:text-style-name="P4" draw:layer="layout" svg:width="0.68cm" svg:height="0.963cm" svg:x="19.884cm" svg:y="18.101cm">
            <draw:text-box>
              <text:p text:style-name="P4">.</text:p>
            </draw:text-box>
          </draw:frame>
          <draw:frame draw:style-name="gr4" draw:layer="layout" svg:width="0.68cm" svg:height="0.963cm" svg:x="19.884cm" svg:y="18.401cm">
            <draw:text-box>
              <text:p text:style-name="P4">.</text:p>
            </draw:text-box>
          </draw:frame>
        </draw:g>
        <draw:frame draw:style-name="gr3" draw:text-style-name="P14" draw:layer="layout" svg:width="1.325cm" svg:height="1.167cm" svg:x="19.705cm" svg:y="12.228cm">
          <draw:text-box>
            <text:p text:style-name="P4"><text:span text:style-name="T19">f</text:span><text:span text:style-name="T20">i</text:span></text:p>
          </draw:text-box>
        </draw:frame>
        <draw:rect draw:style-name="gr9" draw:text-style-name="P6" draw:layer="layout" svg:width="1.5cm" svg:height="1cm" svg:x="20.904cm" svg:y="18.3cm">
          <text:p/>
        </draw:rect>
        <draw:rect draw:style-name="gr9" draw:text-style-name="P6" draw:layer="layout" svg:width="1.5cm" svg:height="1cm" svg:x="20.904cm" svg:y="17.3cm">
          <text:p/>
        </draw:rect>
        <draw:rect draw:style-name="gr9" draw:text-style-name="P6" draw:layer="layout" svg:width="1.5cm" svg:height="1cm" svg:x="20.904cm" svg:y="16.3cm">
          <text:p/>
        </draw:rect>
        <draw:rect draw:style-name="gr9" draw:text-style-name="P6" draw:layer="layout" svg:width="1.5cm" svg:height="1cm" svg:x="20.904cm" svg:y="15.3cm">
          <text:p/>
        </draw:rect>
        <draw:rect draw:style-name="gr9" draw:text-style-name="P6" draw:layer="layout" svg:width="1.5cm" svg:height="1cm" svg:x="20.904cm" svg:y="14.3cm">
          <text:p/>
        </draw:rect>
        <draw:rect draw:style-name="gr9" draw:text-style-name="P6" draw:layer="layout" svg:width="1.5cm" svg:height="1cm" svg:x="20.904cm" svg:y="13.3cm">
          <text:p/>
        </draw:rect>
        <draw:rect draw:style-name="gr9" draw:text-style-name="P6" draw:layer="layout" svg:width="1.5cm" svg:height="1cm" svg:x="20.904cm" svg:y="12.3cm">
          <text:p/>
        </draw:rect>
        <draw:rect draw:style-name="gr9" draw:text-style-name="P6" draw:layer="layout" svg:width="1.5cm" svg:height="1cm" svg:x="20.904cm" svg:y="19.3cm">
          <text:p/>
        </draw:rect>
        <draw:frame draw:style-name="gr3" draw:text-style-name="P13" draw:layer="layout" svg:width="1.325cm" svg:height="1.172cm" svg:x="21.204cm" svg:y="13.228cm">
          <draw:text-box>
            <text:p text:style-name="P4"><text:span text:style-name="T16">F</text:span><text:span text:style-name="T17">1</text:span></text:p>
          </draw:text-box>
        </draw:frame>
        <draw:frame draw:style-name="gr3" draw:text-style-name="P13" draw:layer="layout" svg:width="1.325cm" svg:height="1.172cm" svg:x="21.205cm" svg:y="14.228cm">
          <draw:text-box>
            <text:p text:style-name="P4"><text:span text:style-name="T16">F</text:span><text:span text:style-name="T18">2</text:span></text:p>
          </draw:text-box>
        </draw:frame>
        <draw:frame draw:style-name="gr3" draw:text-style-name="P13" draw:layer="layout" svg:width="1.325cm" svg:height="1.172cm" svg:x="21.205cm" svg:y="15.128cm">
          <draw:text-box>
            <text:p text:style-name="P4"><text:span text:style-name="T16">F</text:span><text:span text:style-name="T18">3</text:span></text:p>
          </draw:text-box>
        </draw:frame>
        <draw:frame draw:style-name="gr3" draw:text-style-name="P13" draw:layer="layout" svg:width="1.325cm" svg:height="1.172cm" svg:x="21.205cm" svg:y="16.128cm">
          <draw:text-box>
            <text:p text:style-name="P4"><text:span text:style-name="T16">F</text:span><text:span text:style-name="T18">4</text:span></text:p>
          </draw:text-box>
        </draw:frame>
        <draw:frame draw:style-name="gr3" draw:text-style-name="P13" draw:layer="layout" svg:width="1.325cm" svg:height="1.172cm" svg:x="21.306cm" svg:y="17.128cm">
          <draw:text-box>
            <text:p text:style-name="P4"><text:span text:style-name="T16">F</text:span><text:span text:style-name="T18">5</text:span></text:p>
          </draw:text-box>
        </draw:frame>
        <draw:frame draw:style-name="gr3" draw:text-style-name="P13" draw:layer="layout" svg:width="2cm" svg:height="1.172cm" svg:x="20.8cm" svg:y="19.228cm">
          <draw:text-box>
            <text:p text:style-name="P4"><text:span text:style-name="T16">F</text:span><text:span text:style-name="T18">k</text:span><text:span text:style-name="T21">=1</text:span></text:p>
          </draw:text-box>
        </draw:frame>
        <draw:g>
          <draw:frame draw:style-name="gr4" draw:layer="layout" svg:width="0.68cm" svg:height="0.963cm" svg:x="21.384cm" svg:y="17.8cm">
            <draw:text-box>
              <text:p text:style-name="P4">.</text:p>
            </draw:text-box>
          </draw:frame>
          <draw:frame draw:style-name="gr10" draw:text-style-name="P4" draw:layer="layout" svg:width="0.68cm" svg:height="0.963cm" svg:x="21.384cm" svg:y="18.101cm">
            <draw:text-box>
              <text:p text:style-name="P4">.</text:p>
            </draw:text-box>
          </draw:frame>
          <draw:frame draw:style-name="gr4" draw:layer="layout" svg:width="0.68cm" svg:height="0.963cm" svg:x="21.384cm" svg:y="18.401cm">
            <draw:text-box>
              <text:p text:style-name="P4">.</text:p>
            </draw:text-box>
          </draw:frame>
        </draw:g>
        <draw:frame draw:style-name="gr3" draw:text-style-name="P14" draw:layer="layout" svg:width="1.325cm" svg:height="1.167cm" svg:x="21.205cm" svg:y="12.228cm">
          <draw:text-box>
            <text:p text:style-name="P4"><text:span text:style-name="T19">F</text:span><text:span text:style-name="T20">i</text:span></text:p>
          </draw:text-box>
        </draw:frame>
        <draw:frame draw:style-name="gr3" draw:text-style-name="P13" draw:layer="layout" svg:width="1.325cm" svg:height="0.971cm" svg:x="16.805cm" svg:y="20.128cm">
          <draw:text-box>
            <text:p text:style-name="P4"><text:span text:style-name="T16">n</text:span></text:p>
          </draw:text-box>
        </draw:frame>
        <draw:frame draw:style-name="gr3" draw:text-style-name="P13" draw:layer="layout" svg:width="1.325cm" svg:height="0.971cm" svg:x="19.706cm" svg:y="20.129cm">
          <draw:text-box>
            <text:p text:style-name="P4"><text:span text:style-name="T16">1</text:span></text:p>
          </draw:text-box>
        </draw:frame>
        <draw:frame draw:style-name="gr3" draw:text-style-name="P16" draw:layer="layout" svg:width="3cm" svg:height="1.427cm" svg:x="6.1cm" svg:y="10.1cm">
          <draw:text-box>
            <text:p text:style-name="P15"><text:span text:style-name="T22">n valors totals</text:span></text:p>
          </draw:text-box>
        </draw:frame>
        <draw:frame draw:style-name="gr3" draw:text-style-name="P16" draw:layer="layout" svg:width="3cm" svg:height="1.427cm" svg:x="13.6cm" svg:y="10.201cm">
          <draw:text-box>
            <text:p text:style-name="P15"><text:span text:style-name="T22">k valors diferents</text:span></text:p>
          </draw:text-box>
        </draw:frame>
        <draw:frame draw:style-name="gr3" draw:text-style-name="P17" draw:layer="layout" svg:width="3.7cm" svg:height="1.427cm" svg:x="16.4cm" svg:y="10.202cm">
          <draw:text-box>
            <text:p text:style-name="P4"><text:span text:style-name="T22">freq. absolutes</text:span></text:p>
          </draw:text-box>
        </draw:frame>
        <draw:frame draw:style-name="gr3" draw:text-style-name="P17" draw:layer="layout" svg:width="3.3cm" svg:height="1.427cm" svg:x="19.5cm" svg:y="10.203cm">
          <draw:text-box>
            <text:p text:style-name="P4"><text:span text:style-name="T22">freq. relatives</text:span></text:p>
          </draw:text-box>
        </draw:frame>
        <draw:frame draw:style-name="gr3" draw:text-style-name="P17" draw:layer="layout" svg:width="4.3cm" svg:height="1.427cm" svg:x="17.6cm" svg:y="8.803cm">
          <draw:text-box>
            <text:p text:style-name="P4"><text:span text:style-name="T22">freq. absolutes acumulades (*)</text:span></text:p>
          </draw:text-box>
        </draw:frame>
        <draw:frame draw:style-name="gr3" draw:text-style-name="P17" draw:layer="layout" svg:width="4.2cm" svg:height="1.427cm" svg:x="21.7cm" svg:y="8.803cm">
          <draw:text-box>
            <text:p text:style-name="P4"><text:span text:style-name="T22">freq. relatives acumulades (*)</text:span></text:p>
          </draw:text-box>
        </draw:frame>
        <draw:line draw:style-name="gr6" draw:text-style-name="P6" draw:layer="layout" svg:x1="7.5cm" svg:y1="11.4cm" svg:x2="7.5cm" svg:y2="12.4cm">
          <text:p/>
        </draw:line>
        <draw:frame draw:style-name="gr3" draw:text-style-name="P18" draw:layer="layout" svg:width="4cm" svg:height="2.283cm" svg:x="24.4cm" svg:y="18.517cm">
          <draw:text-box>
            <text:p text:style-name="P4"><text:span text:style-name="T23">(*) Només per a variables cuantitatives i ordinals</text:span></text:p>
          </draw:text-box>
        </draw:frame>
        <draw:line draw:style-name="gr6" draw:text-style-name="P6" draw:layer="layout" svg:x1="15.3cm" svg:y1="11.4cm" svg:x2="15.3cm" svg:y2="12.4cm">
          <text:p/>
        </draw:line>
        <draw:line draw:style-name="gr6" draw:text-style-name="P6" draw:layer="layout" svg:x1="17.1cm" svg:y1="11.4cm" svg:x2="17.1cm" svg:y2="12.4cm">
          <text:p/>
        </draw:line>
        <draw:line draw:style-name="gr6" draw:text-style-name="P6" draw:layer="layout" svg:x1="20.3cm" svg:y1="11.4cm" svg:x2="20.3cm" svg:y2="12.4cm">
          <text:p/>
        </draw:line>
        <draw:line draw:style-name="gr6" draw:text-style-name="P6" draw:layer="layout" svg:x1="19.1cm" svg:y1="9.9cm" svg:x2="19.1cm" svg:y2="12.4cm">
          <text:p/>
        </draw:line>
        <draw:line draw:style-name="gr6" draw:text-style-name="P6" draw:layer="layout" svg:x1="22.2cm" svg:y1="9.9cm" svg:x2="22.2cm" svg:y2="12.4cm">
          <text:p/>
        </draw:lin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9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3.4cm" svg:height="2.534cm" svg:x="2.1cm" svg:y="6cm">
          <draw:text-box>
            <text:list text:style-name="L3">
              <text:list-item>
                <text:list>
                  <text:list-item>
                    <text:p text:style-name="P4">Representació de dades estadístiques: 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6.5cm" svg:height="1.195cm" svg:x="4.5cm" svg:y="9.6cm">
          <draw:text-box>
            <text:p text:style-name="P4"><text:span text:style-name="T15">Dades brutes</text:span></text:p>
          </draw:text-box>
        </draw:frame>
        <draw:frame draw:style-name="gr3" draw:text-style-name="P12" draw:layer="layout" svg:width="8.7cm" svg:height="1.195cm" svg:x="15.1cm" svg:y="9.601cm">
          <draw:text-box>
            <text:p text:style-name="P4"><text:span text:style-name="T15">Taula de freqüències</text:span></text:p>
          </draw:text-box>
        </draw:frame>
        <draw:line draw:style-name="gr6" draw:text-style-name="P6" draw:layer="layout" svg:x1="11cm" svg:y1="15.5cm" svg:x2="14.5cm" svg:y2="15.5cm">
          <text:p/>
        </draw:line>
        <draw:rect draw:style-name="gr9" draw:text-style-name="P6" draw:layer="layout" svg:width="1.5cm" svg:height="1cm" svg:x="6.4cm" svg:y="17.1cm">
          <text:p/>
        </draw:rect>
        <draw:rect draw:style-name="gr9" draw:text-style-name="P6" draw:layer="layout" svg:width="1.5cm" svg:height="1cm" svg:x="6.4cm" svg:y="16.1cm">
          <text:p/>
        </draw:rect>
        <draw:rect draw:style-name="gr9" draw:text-style-name="P6" draw:layer="layout" svg:width="1.5cm" svg:height="1cm" svg:x="6.4cm" svg:y="15.1cm">
          <text:p/>
        </draw:rect>
        <draw:rect draw:style-name="gr9" draw:text-style-name="P6" draw:layer="layout" svg:width="1.5cm" svg:height="1cm" svg:x="6.4cm" svg:y="14.1cm">
          <text:p/>
        </draw:rect>
        <draw:rect draw:style-name="gr9" draw:text-style-name="P6" draw:layer="layout" svg:width="1.5cm" svg:height="1cm" svg:x="6.4cm" svg:y="13.1cm">
          <text:p/>
        </draw:rect>
        <draw:rect draw:style-name="gr9" draw:text-style-name="P6" draw:layer="layout" svg:width="1.5cm" svg:height="1cm" svg:x="6.4cm" svg:y="12.1cm">
          <text:p/>
        </draw:rect>
        <draw:rect draw:style-name="gr9" draw:text-style-name="P6" draw:layer="layout" svg:width="1.5cm" svg:height="1cm" svg:x="6.4cm" svg:y="11.1cm">
          <text:p/>
        </draw:rect>
        <draw:frame draw:style-name="gr3" draw:text-style-name="P19" draw:layer="layout" svg:width="1.325cm" svg:height="0.971cm" svg:x="6.7cm" svg:y="11.1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6.701cm" svg:y="12.1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6.701cm" svg:y="13.028cm">
          <draw:text-box>
            <text:p text:style-name="P4"><text:span text:style-name="T16">9</text:span></text:p>
          </draw:text-box>
        </draw:frame>
        <draw:frame draw:style-name="gr3" draw:text-style-name="P13" draw:layer="layout" svg:width="1.325cm" svg:height="0.971cm" svg:x="6.701cm" svg:y="14.0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6.702cm" svg:y="15.0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6.702cm" svg:y="16.128cm">
          <draw:text-box>
            <text:p text:style-name="P4"><text:span text:style-name="T16">6</text:span></text:p>
          </draw:text-box>
        </draw:frame>
        <draw:frame draw:style-name="gr3" draw:text-style-name="P13" draw:layer="layout" svg:width="1.325cm" svg:height="0.971cm" svg:x="6.702cm" svg:y="18.028cm">
          <draw:text-box>
            <text:p text:style-name="P4"><text:span text:style-name="T16">6</text:span></text:p>
          </draw:text-box>
        </draw:frame>
        <draw:rect draw:style-name="gr9" draw:text-style-name="P6" draw:layer="layout" svg:width="1.5cm" svg:height="1cm" svg:x="15.601cm" svg:y="16.6cm">
          <text:p/>
        </draw:rect>
        <draw:rect draw:style-name="gr9" draw:text-style-name="P6" draw:layer="layout" svg:width="1.5cm" svg:height="1cm" svg:x="15.601cm" svg:y="15.6cm">
          <text:p/>
        </draw:rect>
        <draw:rect draw:style-name="gr9" draw:text-style-name="P6" draw:layer="layout" svg:width="1.5cm" svg:height="1cm" svg:x="15.601cm" svg:y="14.6cm">
          <text:p/>
        </draw:rect>
        <draw:rect draw:style-name="gr9" draw:text-style-name="P6" draw:layer="layout" svg:width="1.5cm" svg:height="1cm" svg:x="15.601cm" svg:y="13.6cm">
          <text:p/>
        </draw:rect>
        <draw:rect draw:style-name="gr9" draw:text-style-name="P6" draw:layer="layout" svg:width="1.5cm" svg:height="1cm" svg:x="15.601cm" svg:y="12.6cm">
          <text:p/>
        </draw:rect>
        <draw:rect draw:style-name="gr9" draw:text-style-name="P6" draw:layer="layout" svg:width="1.5cm" svg:height="1cm" svg:x="15.601cm" svg:y="11.6cm">
          <text:p/>
        </draw:rect>
        <draw:frame draw:style-name="gr3" draw:text-style-name="P13" draw:layer="layout" svg:width="1.325cm" svg:height="0.971cm" svg:x="15.902cm" svg:y="13.5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15.902cm" svg:y="14.628cm">
          <draw:text-box>
            <text:p text:style-name="P4"><text:span text:style-name="T16">6</text:span></text:p>
          </draw:text-box>
        </draw:frame>
        <draw:frame draw:style-name="gr3" draw:text-style-name="P13" draw:layer="layout" svg:width="1.325cm" svg:height="0.971cm" svg:x="15.902cm" svg:y="15.6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15.903cm" svg:y="16.628cm">
          <draw:text-box>
            <text:p text:style-name="P4"><text:span text:style-name="T16">9</text:span></text:p>
          </draw:text-box>
        </draw:frame>
        <draw:rect draw:style-name="gr9" draw:text-style-name="P6" draw:layer="layout" svg:width="1.5cm" svg:height="1cm" svg:x="6.4cm" svg:y="18.1cm">
          <text:p/>
        </draw:rect>
        <draw:frame draw:style-name="gr3" draw:text-style-name="P14" draw:layer="layout" svg:width="1.325cm" svg:height="1.167cm" svg:x="15.902cm" svg:y="11.528cm">
          <draw:text-box>
            <text:p text:style-name="P4"><text:span text:style-name="T19">x</text:span><text:span text:style-name="T20">i</text:span></text:p>
          </draw:text-box>
        </draw:frame>
        <draw:rect draw:style-name="gr9" draw:text-style-name="P6" draw:layer="layout" svg:width="1.5cm" svg:height="1cm" svg:x="17.102cm" svg:y="16.6cm">
          <text:p/>
        </draw:rect>
        <draw:rect draw:style-name="gr9" draw:text-style-name="P6" draw:layer="layout" svg:width="1.5cm" svg:height="1cm" svg:x="17.102cm" svg:y="15.6cm">
          <text:p/>
        </draw:rect>
        <draw:rect draw:style-name="gr9" draw:text-style-name="P6" draw:layer="layout" svg:width="1.5cm" svg:height="1cm" svg:x="17.102cm" svg:y="14.6cm">
          <text:p/>
        </draw:rect>
        <draw:rect draw:style-name="gr9" draw:text-style-name="P6" draw:layer="layout" svg:width="1.5cm" svg:height="1cm" svg:x="17.102cm" svg:y="13.6cm">
          <text:p/>
        </draw:rect>
        <draw:rect draw:style-name="gr9" draw:text-style-name="P6" draw:layer="layout" svg:width="1.5cm" svg:height="1cm" svg:x="17.102cm" svg:y="12.6cm">
          <text:p/>
        </draw:rect>
        <draw:rect draw:style-name="gr9" draw:text-style-name="P6" draw:layer="layout" svg:width="1.5cm" svg:height="1cm" svg:x="17.102cm" svg:y="11.6cm">
          <text:p/>
        </draw:rect>
        <draw:frame draw:style-name="gr3" draw:text-style-name="P13" draw:layer="layout" svg:width="1.325cm" svg:height="0.971cm" svg:x="17.402cm" svg:y="12.628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17.403cm" svg:y="13.628cm">
          <draw:text-box>
            <text:p text:style-name="P4"><text:span text:style-name="T16">2</text:span></text:p>
          </draw:text-box>
        </draw:frame>
        <draw:frame draw:style-name="gr3" draw:text-style-name="P13" draw:layer="layout" svg:width="1.325cm" svg:height="0.971cm" svg:x="17.403cm" svg:y="14.628cm">
          <draw:text-box>
            <text:p text:style-name="P4"><text:span text:style-name="T16">2</text:span></text:p>
          </draw:text-box>
        </draw:frame>
        <draw:frame draw:style-name="gr3" draw:text-style-name="P13" draw:layer="layout" svg:width="1.325cm" svg:height="0.971cm" svg:x="17.403cm" svg:y="15.628cm">
          <draw:text-box>
            <text:p text:style-name="P4"><text:span text:style-name="T16">3</text:span></text:p>
          </draw:text-box>
        </draw:frame>
        <draw:frame draw:style-name="gr3" draw:text-style-name="P13" draw:layer="layout" svg:width="1.325cm" svg:height="0.971cm" svg:x="17.504cm" svg:y="16.628cm">
          <draw:text-box>
            <text:p text:style-name="P4"><text:span text:style-name="T16">1</text:span></text:p>
          </draw:text-box>
        </draw:frame>
        <draw:frame draw:style-name="gr3" draw:text-style-name="P14" draw:layer="layout" svg:width="1.325cm" svg:height="1.167cm" svg:x="17.403cm" svg:y="11.5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6" draw:layer="layout" svg:width="1.5cm" svg:height="1cm" svg:x="18.603cm" svg:y="16.6cm">
          <text:p/>
        </draw:rect>
        <draw:rect draw:style-name="gr9" draw:text-style-name="P6" draw:layer="layout" svg:width="1.5cm" svg:height="1cm" svg:x="18.603cm" svg:y="15.6cm">
          <text:p/>
        </draw:rect>
        <draw:rect draw:style-name="gr9" draw:text-style-name="P6" draw:layer="layout" svg:width="1.5cm" svg:height="1cm" svg:x="18.603cm" svg:y="14.6cm">
          <text:p/>
        </draw:rect>
        <draw:rect draw:style-name="gr9" draw:text-style-name="P6" draw:layer="layout" svg:width="1.5cm" svg:height="1cm" svg:x="18.603cm" svg:y="13.6cm">
          <text:p/>
        </draw:rect>
        <draw:rect draw:style-name="gr9" draw:text-style-name="P6" draw:layer="layout" svg:width="1.5cm" svg:height="1cm" svg:x="18.603cm" svg:y="12.6cm">
          <text:p/>
        </draw:rect>
        <draw:rect draw:style-name="gr9" draw:text-style-name="P6" draw:layer="layout" svg:width="1.5cm" svg:height="1cm" svg:x="18.603cm" svg:y="11.6cm">
          <text:p/>
        </draw:rect>
        <draw:frame draw:style-name="gr3" draw:text-style-name="P13" draw:layer="layout" svg:width="1.325cm" svg:height="0.971cm" svg:x="18.903cm" svg:y="12.628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18.904cm" svg:y="13.628cm">
          <draw:text-box>
            <text:p text:style-name="P4"><text:span text:style-name="T16">3</text:span></text:p>
          </draw:text-box>
        </draw:frame>
        <draw:frame draw:style-name="gr3" draw:text-style-name="P13" draw:layer="layout" svg:width="1.325cm" svg:height="0.971cm" svg:x="18.904cm" svg:y="14.6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18.904cm" svg:y="15.628cm">
          <draw:text-box>
            <text:p text:style-name="P4"><text:span text:style-name="T16">8</text:span></text:p>
          </draw:text-box>
        </draw:frame>
        <draw:frame draw:style-name="gr3" draw:text-style-name="P13" draw:layer="layout" svg:width="1.325cm" svg:height="0.971cm" svg:x="18.905cm" svg:y="16.628cm">
          <draw:text-box>
            <text:p text:style-name="P4"><text:span text:style-name="T16">9</text:span></text:p>
          </draw:text-box>
        </draw:frame>
        <draw:frame draw:style-name="gr3" draw:text-style-name="P14" draw:layer="layout" svg:width="1.325cm" svg:height="1.167cm" svg:x="18.904cm" svg:y="11.5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6" draw:layer="layout" svg:width="1.5cm" svg:height="1cm" svg:x="20.104cm" svg:y="16.6cm">
          <text:p/>
        </draw:rect>
        <draw:rect draw:style-name="gr9" draw:text-style-name="P6" draw:layer="layout" svg:width="1.5cm" svg:height="1cm" svg:x="20.104cm" svg:y="15.6cm">
          <text:p/>
        </draw:rect>
        <draw:rect draw:style-name="gr9" draw:text-style-name="P6" draw:layer="layout" svg:width="1.5cm" svg:height="1cm" svg:x="20.104cm" svg:y="14.6cm">
          <text:p/>
        </draw:rect>
        <draw:rect draw:style-name="gr9" draw:text-style-name="P6" draw:layer="layout" svg:width="1.5cm" svg:height="1cm" svg:x="20.104cm" svg:y="13.6cm">
          <text:p/>
        </draw:rect>
        <draw:rect draw:style-name="gr9" draw:text-style-name="P6" draw:layer="layout" svg:width="1.5cm" svg:height="1cm" svg:x="20.104cm" svg:y="12.6cm">
          <text:p/>
        </draw:rect>
        <draw:rect draw:style-name="gr9" draw:text-style-name="P6" draw:layer="layout" svg:width="1.5cm" svg:height="1cm" svg:x="20.104cm" svg:y="11.6cm">
          <text:p/>
        </draw:rect>
        <draw:frame draw:style-name="gr3" draw:text-style-name="P19" draw:layer="layout" svg:width="2.096cm" svg:height="0.971cm" svg:x="20.204cm" svg:y="12.528cm">
          <draw:text-box>
            <text:p text:style-name="P4"><text:span text:style-name="T16">0,11</text:span></text:p>
          </draw:text-box>
        </draw:frame>
        <draw:frame draw:style-name="gr3" draw:text-style-name="P13" draw:layer="layout" svg:width="2.095cm" svg:height="0.971cm" svg:x="20.105cm" svg:y="13.628cm">
          <draw:text-box>
            <text:p text:style-name="P4"><text:span text:style-name="T16">0,22</text:span></text:p>
          </draw:text-box>
        </draw:frame>
        <draw:frame draw:style-name="gr3" draw:text-style-name="P14" draw:layer="layout" svg:width="1.325cm" svg:height="1.167cm" svg:x="20.405cm" svg:y="11.528cm">
          <draw:text-box>
            <text:p text:style-name="P4"><text:span text:style-name="T19">f</text:span><text:span text:style-name="T20">i</text:span></text:p>
          </draw:text-box>
        </draw:frame>
        <draw:rect draw:style-name="gr9" draw:text-style-name="P6" draw:layer="layout" svg:width="1.5cm" svg:height="1cm" svg:x="21.604cm" svg:y="16.6cm">
          <text:p/>
        </draw:rect>
        <draw:rect draw:style-name="gr9" draw:text-style-name="P6" draw:layer="layout" svg:width="1.5cm" svg:height="1cm" svg:x="21.604cm" svg:y="15.6cm">
          <text:p/>
        </draw:rect>
        <draw:rect draw:style-name="gr9" draw:text-style-name="P6" draw:layer="layout" svg:width="1.5cm" svg:height="1cm" svg:x="21.604cm" svg:y="14.6cm">
          <text:p/>
        </draw:rect>
        <draw:rect draw:style-name="gr9" draw:text-style-name="P6" draw:layer="layout" svg:width="1.5cm" svg:height="1cm" svg:x="21.604cm" svg:y="13.6cm">
          <text:p/>
        </draw:rect>
        <draw:rect draw:style-name="gr9" draw:text-style-name="P6" draw:layer="layout" svg:width="1.5cm" svg:height="1cm" svg:x="21.604cm" svg:y="12.6cm">
          <text:p/>
        </draw:rect>
        <draw:rect draw:style-name="gr9" draw:text-style-name="P6" draw:layer="layout" svg:width="1.5cm" svg:height="1cm" svg:x="21.604cm" svg:y="11.6cm">
          <text:p/>
        </draw:rect>
        <draw:frame draw:style-name="gr3" draw:text-style-name="P14" draw:layer="layout" svg:width="1.325cm" svg:height="1.167cm" svg:x="21.905cm" svg:y="11.528cm">
          <draw:text-box>
            <text:p text:style-name="P4"><text:span text:style-name="T19">F</text:span><text:span text:style-name="T20">i</text:span></text:p>
          </draw:text-box>
        </draw:frame>
        <draw:frame draw:style-name="gr3" draw:text-style-name="P13" draw:layer="layout" svg:width="1.595cm" svg:height="0.971cm" svg:x="17.105cm" svg:y="17.728cm">
          <draw:text-box>
            <text:p text:style-name="P4"><text:span text:style-name="T16">n=9</text:span></text:p>
          </draw:text-box>
        </draw:frame>
        <draw:frame draw:style-name="gr3" draw:text-style-name="P13" draw:layer="layout" svg:width="1.325cm" svg:height="0.971cm" svg:x="20.406cm" svg:y="17.829cm">
          <draw:text-box>
            <text:p text:style-name="P4"><text:span text:style-name="T16">1</text:span></text:p>
          </draw:text-box>
        </draw:frame>
        <draw:frame draw:style-name="gr3" draw:text-style-name="P8" draw:layer="layout" svg:width="16cm" svg:height="1.115cm" svg:x="3.9cm" svg:y="7.9cm">
          <draw:text-box>
            <text:p text:style-name="P4"><text:span text:style-name="T8">Exemple: nota d'estadística de 9 persones</text:span></text:p>
          </draw:text-box>
        </draw:frame>
        <draw:frame draw:style-name="gr3" draw:text-style-name="P13" draw:layer="layout" svg:width="1.325cm" svg:height="0.971cm" svg:x="6.703cm" svg:y="17.129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15.903cm" svg:y="12.629cm">
          <draw:text-box>
            <text:p text:style-name="P4"><text:span text:style-name="T16">4</text:span></text:p>
          </draw:text-box>
        </draw:frame>
        <draw:frame draw:style-name="gr3" draw:text-style-name="P19" draw:layer="layout" svg:width="2.096cm" svg:height="0.971cm" svg:x="20.104cm" svg:y="14.629cm">
          <draw:text-box>
            <text:p text:style-name="P4"><text:span text:style-name="T16">0,22</text:span></text:p>
          </draw:text-box>
        </draw:frame>
        <draw:frame draw:style-name="gr3" draw:text-style-name="P19" draw:layer="layout" svg:width="2.096cm" svg:height="0.971cm" svg:x="20.104cm" svg:y="16.629cm">
          <draw:text-box>
            <text:p text:style-name="P4"><text:span text:style-name="T16">0,11</text:span></text:p>
          </draw:text-box>
        </draw:frame>
        <draw:frame draw:style-name="gr3" draw:text-style-name="P19" draw:layer="layout" svg:width="2.096cm" svg:height="0.971cm" svg:x="20.104cm" svg:y="15.629cm">
          <draw:text-box>
            <text:p text:style-name="P4"><text:span text:style-name="T16">0,33</text:span></text:p>
          </draw:text-box>
        </draw:frame>
        <draw:frame draw:style-name="gr3" draw:text-style-name="P19" draw:layer="layout" svg:width="2.096cm" svg:height="0.971cm" svg:x="21.604cm" svg:y="12.529cm">
          <draw:text-box>
            <text:p text:style-name="P4"><text:span text:style-name="T16">0,11</text:span></text:p>
          </draw:text-box>
        </draw:frame>
        <draw:frame draw:style-name="gr3" draw:text-style-name="P19" draw:layer="layout" svg:width="2.096cm" svg:height="0.971cm" svg:x="21.604cm" svg:y="13.63cm">
          <draw:text-box>
            <text:p text:style-name="P4"><text:span text:style-name="T16">0,33</text:span></text:p>
          </draw:text-box>
        </draw:frame>
        <draw:frame draw:style-name="gr3" draw:text-style-name="P19" draw:layer="layout" svg:width="2.096cm" svg:height="0.971cm" svg:x="21.604cm" svg:y="14.631cm">
          <draw:text-box>
            <text:p text:style-name="P4"><text:span text:style-name="T16">0,55</text:span></text:p>
          </draw:text-box>
        </draw:frame>
        <draw:frame draw:style-name="gr3" draw:text-style-name="P19" draw:layer="layout" svg:width="2.096cm" svg:height="0.971cm" svg:x="21.604cm" svg:y="15.631cm">
          <draw:text-box>
            <text:p text:style-name="P4"><text:span text:style-name="T16">0,89</text:span></text:p>
          </draw:text-box>
        </draw:frame>
        <draw:frame draw:style-name="gr3" draw:text-style-name="P13" draw:layer="layout" svg:width="1.325cm" svg:height="0.971cm" svg:x="22.007cm" svg:y="16.63cm">
          <draw:text-box>
            <text:p text:style-name="P4"><text:span text:style-name="T16">1</text:span></text:p>
          </draw:text-box>
        </draw:frame>
        <draw:rect draw:style-name="gr9" draw:text-style-name="P6" draw:layer="layout" svg:width="1.5cm" svg:height="1cm" svg:x="6.401cm" svg:y="18.1cm">
          <text:p/>
        </draw:rect>
        <draw:frame draw:style-name="gr3" draw:text-style-name="P13" draw:layer="layout" svg:width="1.325cm" svg:height="0.971cm" svg:x="6.703cm" svg:y="19.028cm">
          <draw:text-box>
            <text:p text:style-name="P4"><text:span text:style-name="T16">4</text:span></text:p>
          </draw:text-box>
        </draw:frame>
        <draw:rect draw:style-name="gr9" draw:text-style-name="P6" draw:layer="layout" svg:width="1.5cm" svg:height="1cm" svg:x="6.401cm" svg:y="19.1cm">
          <text:p/>
        </draw:rect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Representació gràfica de dades estadístiques 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cm" svg:height="1.675cm" svg:x="5cm" svg:y="15.325cm">
          <draw:text-box>
            <text:p text:style-name="P4">Diagrama de barres</text:p>
          </draw:text-box>
        </draw:frame>
        <draw:frame draw:style-name="gr3" draw:text-style-name="P4" draw:layer="layout" svg:width="4cm" svg:height="0.963cm" svg:x="12.5cm" svg:y="15.5cm">
          <draw:text-box>
            <text:p text:style-name="P4">Histograma</text:p>
          </draw:text-box>
        </draw:frame>
        <draw:frame draw:style-name="gr3" draw:text-style-name="P4" draw:layer="layout" svg:width="4cm" svg:height="1.675cm" svg:x="21cm" svg:y="15.425cm">
          <draw:text-box>
            <text:p text:style-name="P4">Diagrama de tarta</text:p>
          </draw:text-box>
        </draw:frame>
        <draw:frame draw:style-name="gr11" draw:layer="layout" svg:width="6.499cm" svg:height="6cm" svg:x="3.501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6.499cm" svg:height="6cm" svg:x="11.202cm" svg:y="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6.499cm" svg:height="6cm" svg:x="19.103cm" svg:y="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Mesures de tendència central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24.1cm" svg:height="1.22cm" svg:x="3.4cm" svg:y="9cm">
          <draw:text-box>
            <text:list text:style-name="L4">
              <text:list-item>
                <text:p text:style-name="P4"><text:span text:style-name="T15"><text:s/></text:span><text:span text:style-name="T24">Moda</text:span><text:span text:style-name="T25">: valor més freqüent (amb màxima freqüència absoluta) </text:span></text:p>
              </text:list-item>
            </text:list>
          </draw:text-box>
        </draw:frame>
        <draw:frame draw:style-name="gr3" draw:text-style-name="P12" draw:layer="layout" svg:width="22.5cm" svg:height="3.133cm" svg:x="3.4cm" svg:y="10.9cm">
          <draw:text-box>
            <text:list text:style-name="L4">
              <text:list-item>
                <text:p text:style-name="P4"><text:span text:style-name="T15"><text:s/></text:span><text:span text:style-name="T24">Mediana</text:span><text:span text:style-name="T25">: valor que ocupa la posició central de les dades ordenades </text:span><text:span text:style-name="T26">(només per a variables ordinals o quantitatives). </text:span><text:span text:style-name="T25">Conceptes relacionats: </text:span><text:span text:style-name="T24">percentils</text:span><text:span text:style-name="T25"> i </text:span><text:span text:style-name="T24">quartils</text:span><text:span text:style-name="T25">.</text:span></text:p>
              </text:list-item>
            </text:list>
          </draw:text-box>
        </draw:frame>
        <draw:frame draw:style-name="gr3" draw:text-style-name="P12" draw:layer="layout" svg:width="23.6cm" svg:height="1.22cm" svg:x="3.4cm" svg:y="14.5cm">
          <draw:text-box>
            <text:list text:style-name="L4">
              <text:list-item>
                <text:p text:style-name="P4"><text:span text:style-name="T15"><text:s/></text:span><text:span text:style-name="T24">Mitjana</text:span><text:span text:style-name="T25">: mitjana dels valors </text:span><text:span text:style-name="T26">(només per a variables quantitatives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Mesures de tendència central. Exemples.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6.5cm" svg:height="1.348cm" svg:x="3.5cm" svg:y="8cm">
          <draw:text-box>
            <text:p text:style-name="P4"><text:span text:style-name="T6">Moda</text:span></text:p>
          </draw:text-box>
        </draw:frame>
        <draw:frame draw:style-name="gr3" draw:text-style-name="P12" draw:layer="layout" svg:width="8.7cm" svg:height="1.195cm" svg:x="8.3cm" svg:y="9.5cm">
          <draw:text-box>
            <text:p text:style-name="P4"><text:span text:style-name="T15">Taula de freqüències</text:span></text:p>
          </draw:text-box>
        </draw:frame>
        <draw:rect draw:style-name="gr9" draw:text-style-name="P6" draw:layer="layout" svg:width="1.5cm" svg:height="1cm" svg:x="8.901cm" svg:y="16.572cm">
          <text:p/>
        </draw:rect>
        <draw:rect draw:style-name="gr9" draw:text-style-name="P6" draw:layer="layout" svg:width="1.5cm" svg:height="1cm" svg:x="8.901cm" svg:y="15.572cm">
          <text:p/>
        </draw:rect>
        <draw:rect draw:style-name="gr9" draw:text-style-name="P6" draw:layer="layout" svg:width="1.5cm" svg:height="1cm" svg:x="8.901cm" svg:y="14.572cm">
          <text:p/>
        </draw:rect>
        <draw:rect draw:style-name="gr9" draw:text-style-name="P6" draw:layer="layout" svg:width="1.5cm" svg:height="1cm" svg:x="8.901cm" svg:y="13.572cm">
          <text:p/>
        </draw:rect>
        <draw:rect draw:style-name="gr9" draw:text-style-name="P6" draw:layer="layout" svg:width="1.5cm" svg:height="1cm" svg:x="8.901cm" svg:y="12.572cm">
          <text:p/>
        </draw:rect>
        <draw:rect draw:style-name="gr9" draw:text-style-name="P6" draw:layer="layout" svg:width="1.5cm" svg:height="1cm" svg:x="8.901cm" svg:y="11.572cm">
          <text:p/>
        </draw:rect>
        <draw:frame draw:style-name="gr3" draw:text-style-name="P13" draw:layer="layout" svg:width="1.325cm" svg:height="0.971cm" svg:x="9.202cm" svg:y="13.5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9.202cm" svg:y="14.6cm">
          <draw:text-box>
            <text:p text:style-name="P4"><text:span text:style-name="T16">6</text:span></text:p>
          </draw:text-box>
        </draw:frame>
        <draw:frame draw:style-name="gr3" draw:text-style-name="P13" draw:layer="layout" svg:width="1.325cm" svg:height="0.971cm" svg:x="9.202cm" svg:y="15.6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9.203cm" svg:y="16.6cm">
          <draw:text-box>
            <text:p text:style-name="P4"><text:span text:style-name="T16">9</text:span></text:p>
          </draw:text-box>
        </draw:frame>
        <draw:frame draw:style-name="gr3" draw:text-style-name="P14" draw:layer="layout" svg:width="1.325cm" svg:height="1.167cm" svg:x="9.202cm" svg:y="11.5cm">
          <draw:text-box>
            <text:p text:style-name="P4"><text:span text:style-name="T19">x</text:span><text:span text:style-name="T20">i</text:span></text:p>
          </draw:text-box>
        </draw:frame>
        <draw:rect draw:style-name="gr9" draw:text-style-name="P6" draw:layer="layout" svg:width="1.5cm" svg:height="1cm" svg:x="10.402cm" svg:y="16.572cm">
          <text:p/>
        </draw:rect>
        <draw:rect draw:style-name="gr9" draw:text-style-name="P6" draw:layer="layout" svg:width="1.5cm" svg:height="1cm" svg:x="10.402cm" svg:y="15.572cm">
          <text:p/>
        </draw:rect>
        <draw:rect draw:style-name="gr9" draw:text-style-name="P6" draw:layer="layout" svg:width="1.5cm" svg:height="1cm" svg:x="10.402cm" svg:y="14.572cm">
          <text:p/>
        </draw:rect>
        <draw:rect draw:style-name="gr9" draw:text-style-name="P6" draw:layer="layout" svg:width="1.5cm" svg:height="1cm" svg:x="10.402cm" svg:y="13.572cm">
          <text:p/>
        </draw:rect>
        <draw:rect draw:style-name="gr9" draw:text-style-name="P6" draw:layer="layout" svg:width="1.5cm" svg:height="1cm" svg:x="10.402cm" svg:y="12.572cm">
          <text:p/>
        </draw:rect>
        <draw:rect draw:style-name="gr9" draw:text-style-name="P6" draw:layer="layout" svg:width="1.5cm" svg:height="1cm" svg:x="10.402cm" svg:y="11.572cm">
          <text:p/>
        </draw:rect>
        <draw:frame draw:style-name="gr3" draw:text-style-name="P13" draw:layer="layout" svg:width="1.325cm" svg:height="0.971cm" svg:x="10.702cm" svg:y="12.6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10.703cm" svg:y="13.6cm">
          <draw:text-box>
            <text:p text:style-name="P4"><text:span text:style-name="T16">2</text:span></text:p>
          </draw:text-box>
        </draw:frame>
        <draw:frame draw:style-name="gr3" draw:text-style-name="P13" draw:layer="layout" svg:width="1.325cm" svg:height="0.971cm" svg:x="10.703cm" svg:y="14.6cm">
          <draw:text-box>
            <text:p text:style-name="P4"><text:span text:style-name="T16">2</text:span></text:p>
          </draw:text-box>
        </draw:frame>
        <draw:frame draw:style-name="gr3" draw:text-style-name="P13" draw:layer="layout" svg:width="1.325cm" svg:height="0.971cm" svg:x="10.703cm" svg:y="15.6cm">
          <draw:text-box>
            <text:p text:style-name="P4"><text:span text:style-name="T16">3</text:span></text:p>
          </draw:text-box>
        </draw:frame>
        <draw:frame draw:style-name="gr3" draw:text-style-name="P13" draw:layer="layout" svg:width="1.325cm" svg:height="0.971cm" svg:x="10.804cm" svg:y="16.6cm">
          <draw:text-box>
            <text:p text:style-name="P4"><text:span text:style-name="T16">1</text:span></text:p>
          </draw:text-box>
        </draw:frame>
        <draw:frame draw:style-name="gr3" draw:text-style-name="P14" draw:layer="layout" svg:width="1.325cm" svg:height="1.167cm" svg:x="10.703cm" svg:y="11.5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6" draw:layer="layout" svg:width="1.5cm" svg:height="1cm" svg:x="11.903cm" svg:y="16.572cm">
          <text:p/>
        </draw:rect>
        <draw:rect draw:style-name="gr9" draw:text-style-name="P6" draw:layer="layout" svg:width="1.5cm" svg:height="1cm" svg:x="11.903cm" svg:y="15.572cm">
          <text:p/>
        </draw:rect>
        <draw:rect draw:style-name="gr9" draw:text-style-name="P6" draw:layer="layout" svg:width="1.5cm" svg:height="1cm" svg:x="11.903cm" svg:y="14.572cm">
          <text:p/>
        </draw:rect>
        <draw:rect draw:style-name="gr9" draw:text-style-name="P6" draw:layer="layout" svg:width="1.5cm" svg:height="1cm" svg:x="11.903cm" svg:y="13.572cm">
          <text:p/>
        </draw:rect>
        <draw:rect draw:style-name="gr9" draw:text-style-name="P6" draw:layer="layout" svg:width="1.5cm" svg:height="1cm" svg:x="11.903cm" svg:y="12.572cm">
          <text:p/>
        </draw:rect>
        <draw:rect draw:style-name="gr9" draw:text-style-name="P6" draw:layer="layout" svg:width="1.5cm" svg:height="1cm" svg:x="11.903cm" svg:y="11.572cm">
          <text:p/>
        </draw:rect>
        <draw:frame draw:style-name="gr3" draw:text-style-name="P13" draw:layer="layout" svg:width="1.325cm" svg:height="0.971cm" svg:x="12.203cm" svg:y="12.6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12.204cm" svg:y="13.6cm">
          <draw:text-box>
            <text:p text:style-name="P4"><text:span text:style-name="T16">3</text:span></text:p>
          </draw:text-box>
        </draw:frame>
        <draw:frame draw:style-name="gr3" draw:text-style-name="P13" draw:layer="layout" svg:width="1.325cm" svg:height="0.971cm" svg:x="12.204cm" svg:y="14.6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12.204cm" svg:y="15.6cm">
          <draw:text-box>
            <text:p text:style-name="P4"><text:span text:style-name="T16">8</text:span></text:p>
          </draw:text-box>
        </draw:frame>
        <draw:frame draw:style-name="gr3" draw:text-style-name="P13" draw:layer="layout" svg:width="1.325cm" svg:height="0.971cm" svg:x="12.205cm" svg:y="16.6cm">
          <draw:text-box>
            <text:p text:style-name="P4"><text:span text:style-name="T16">9</text:span></text:p>
          </draw:text-box>
        </draw:frame>
        <draw:frame draw:style-name="gr3" draw:text-style-name="P14" draw:layer="layout" svg:width="1.325cm" svg:height="1.167cm" svg:x="12.204cm" svg:y="11.5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6" draw:layer="layout" svg:width="1.5cm" svg:height="1cm" svg:x="13.404cm" svg:y="16.572cm">
          <text:p/>
        </draw:rect>
        <draw:rect draw:style-name="gr9" draw:text-style-name="P6" draw:layer="layout" svg:width="1.5cm" svg:height="1cm" svg:x="13.404cm" svg:y="15.572cm">
          <text:p/>
        </draw:rect>
        <draw:rect draw:style-name="gr9" draw:text-style-name="P6" draw:layer="layout" svg:width="1.5cm" svg:height="1cm" svg:x="13.404cm" svg:y="14.572cm">
          <text:p/>
        </draw:rect>
        <draw:rect draw:style-name="gr9" draw:text-style-name="P6" draw:layer="layout" svg:width="1.5cm" svg:height="1cm" svg:x="13.404cm" svg:y="13.572cm">
          <text:p/>
        </draw:rect>
        <draw:rect draw:style-name="gr9" draw:text-style-name="P6" draw:layer="layout" svg:width="1.5cm" svg:height="1cm" svg:x="13.404cm" svg:y="12.572cm">
          <text:p/>
        </draw:rect>
        <draw:rect draw:style-name="gr9" draw:text-style-name="P6" draw:layer="layout" svg:width="1.5cm" svg:height="1cm" svg:x="13.404cm" svg:y="11.572cm">
          <text:p/>
        </draw:rect>
        <draw:frame draw:style-name="gr3" draw:text-style-name="P19" draw:layer="layout" svg:width="2.096cm" svg:height="0.971cm" svg:x="13.504cm" svg:y="12.5cm">
          <draw:text-box>
            <text:p text:style-name="P4"><text:span text:style-name="T16">0,11</text:span></text:p>
          </draw:text-box>
        </draw:frame>
        <draw:frame draw:style-name="gr3" draw:text-style-name="P13" draw:layer="layout" svg:width="2.095cm" svg:height="0.971cm" svg:x="13.405cm" svg:y="13.6cm">
          <draw:text-box>
            <text:p text:style-name="P4"><text:span text:style-name="T16">0,22</text:span></text:p>
          </draw:text-box>
        </draw:frame>
        <draw:frame draw:style-name="gr3" draw:text-style-name="P14" draw:layer="layout" svg:width="1.325cm" svg:height="1.167cm" svg:x="13.705cm" svg:y="11.5cm">
          <draw:text-box>
            <text:p text:style-name="P4"><text:span text:style-name="T19">f</text:span><text:span text:style-name="T20">i</text:span></text:p>
          </draw:text-box>
        </draw:frame>
        <draw:rect draw:style-name="gr9" draw:text-style-name="P6" draw:layer="layout" svg:width="1.5cm" svg:height="1cm" svg:x="14.904cm" svg:y="16.572cm">
          <text:p/>
        </draw:rect>
        <draw:rect draw:style-name="gr9" draw:text-style-name="P6" draw:layer="layout" svg:width="1.5cm" svg:height="1cm" svg:x="14.904cm" svg:y="15.572cm">
          <text:p/>
        </draw:rect>
        <draw:rect draw:style-name="gr9" draw:text-style-name="P6" draw:layer="layout" svg:width="1.5cm" svg:height="1cm" svg:x="14.904cm" svg:y="14.572cm">
          <text:p/>
        </draw:rect>
        <draw:rect draw:style-name="gr9" draw:text-style-name="P6" draw:layer="layout" svg:width="1.5cm" svg:height="1cm" svg:x="14.904cm" svg:y="13.572cm">
          <text:p/>
        </draw:rect>
        <draw:rect draw:style-name="gr9" draw:text-style-name="P6" draw:layer="layout" svg:width="1.5cm" svg:height="1cm" svg:x="14.904cm" svg:y="12.572cm">
          <text:p/>
        </draw:rect>
        <draw:rect draw:style-name="gr9" draw:text-style-name="P6" draw:layer="layout" svg:width="1.5cm" svg:height="1cm" svg:x="14.904cm" svg:y="11.572cm">
          <text:p/>
        </draw:rect>
        <draw:frame draw:style-name="gr3" draw:text-style-name="P14" draw:layer="layout" svg:width="1.325cm" svg:height="1.167cm" svg:x="15.205cm" svg:y="11.5cm">
          <draw:text-box>
            <text:p text:style-name="P4"><text:span text:style-name="T19">F</text:span><text:span text:style-name="T20">i</text:span></text:p>
          </draw:text-box>
        </draw:frame>
        <draw:frame draw:style-name="gr3" draw:text-style-name="P13" draw:layer="layout" svg:width="1.595cm" svg:height="0.971cm" svg:x="10.405cm" svg:y="17.7cm">
          <draw:text-box>
            <text:p text:style-name="P4"><text:span text:style-name="T16">n=9</text:span></text:p>
          </draw:text-box>
        </draw:frame>
        <draw:frame draw:style-name="gr3" draw:text-style-name="P13" draw:layer="layout" svg:width="1.325cm" svg:height="0.971cm" svg:x="13.706cm" svg:y="17.801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9.203cm" svg:y="12.601cm">
          <draw:text-box>
            <text:p text:style-name="P4"><text:span text:style-name="T16">4</text:span></text:p>
          </draw:text-box>
        </draw:frame>
        <draw:frame draw:style-name="gr3" draw:text-style-name="P19" draw:layer="layout" svg:width="2.096cm" svg:height="0.971cm" svg:x="13.404cm" svg:y="14.601cm">
          <draw:text-box>
            <text:p text:style-name="P4"><text:span text:style-name="T16">0,22</text:span></text:p>
          </draw:text-box>
        </draw:frame>
        <draw:frame draw:style-name="gr3" draw:text-style-name="P19" draw:layer="layout" svg:width="2.096cm" svg:height="0.971cm" svg:x="13.404cm" svg:y="16.601cm">
          <draw:text-box>
            <text:p text:style-name="P4"><text:span text:style-name="T16">0,11</text:span></text:p>
          </draw:text-box>
        </draw:frame>
        <draw:frame draw:style-name="gr3" draw:text-style-name="P19" draw:layer="layout" svg:width="2.096cm" svg:height="0.971cm" svg:x="13.404cm" svg:y="15.601cm">
          <draw:text-box>
            <text:p text:style-name="P4"><text:span text:style-name="T16">0,33</text:span></text:p>
          </draw:text-box>
        </draw:frame>
        <draw:frame draw:style-name="gr3" draw:text-style-name="P19" draw:layer="layout" svg:width="2.096cm" svg:height="0.971cm" svg:x="14.904cm" svg:y="12.501cm">
          <draw:text-box>
            <text:p text:style-name="P4"><text:span text:style-name="T16">0,11</text:span></text:p>
          </draw:text-box>
        </draw:frame>
        <draw:frame draw:style-name="gr3" draw:text-style-name="P19" draw:layer="layout" svg:width="2.096cm" svg:height="0.971cm" svg:x="14.904cm" svg:y="13.602cm">
          <draw:text-box>
            <text:p text:style-name="P4"><text:span text:style-name="T16">0,33</text:span></text:p>
          </draw:text-box>
        </draw:frame>
        <draw:frame draw:style-name="gr3" draw:text-style-name="P19" draw:layer="layout" svg:width="2.096cm" svg:height="0.971cm" svg:x="14.904cm" svg:y="14.603cm">
          <draw:text-box>
            <text:p text:style-name="P4"><text:span text:style-name="T16">0,55</text:span></text:p>
          </draw:text-box>
        </draw:frame>
        <draw:frame draw:style-name="gr3" draw:text-style-name="P19" draw:layer="layout" svg:width="2.096cm" svg:height="0.971cm" svg:x="14.904cm" svg:y="15.603cm">
          <draw:text-box>
            <text:p text:style-name="P4"><text:span text:style-name="T16">0,89</text:span></text:p>
          </draw:text-box>
        </draw:frame>
        <draw:frame draw:style-name="gr3" draw:text-style-name="P13" draw:layer="layout" svg:width="1.325cm" svg:height="0.971cm" svg:x="15.307cm" svg:y="16.602cm">
          <draw:text-box>
            <text:p text:style-name="P4"><text:span text:style-name="T16">1</text:span></text:p>
          </draw:text-box>
        </draw:frame>
        <draw:custom-shape draw:style-name="gr12" draw:text-style-name="P6" draw:layer="layout" svg:width="1.5cm" svg:height="1cm" svg:x="10.5cm" svg:y="15.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6" draw:layer="layout" svg:width="1.5cm" svg:height="1cm" svg:x="9cm" svg:y="15.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6" draw:layer="layout" svg:x1="7.8cm" svg:y1="16.1cm" svg:x2="9.3cm" svg:y2="16.1cm">
          <text:p/>
        </draw:line>
        <draw:frame draw:style-name="gr3" draw:text-style-name="P4" draw:layer="layout" svg:width="2.5cm" svg:height="0.963cm" svg:x="5.9cm" svg:y="15.637cm">
          <draw:text-box>
            <text:p text:style-name="P4">Moda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Mesures de tendència central. Exemples.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6.5cm" svg:height="1.348cm" svg:x="3.5cm" svg:y="8cm">
          <draw:text-box>
            <text:p text:style-name="P4"><text:span text:style-name="T6">Mediana</text:span></text:p>
          </draw:text-box>
        </draw:frame>
        <draw:frame draw:style-name="gr3" draw:text-style-name="P12" draw:layer="layout" svg:width="8.7cm" svg:height="1.195cm" svg:x="15.8cm" svg:y="9.5cm">
          <draw:text-box>
            <text:p text:style-name="P4"><text:span text:style-name="T15">Taula de freqüències</text:span></text:p>
          </draw:text-box>
        </draw:frame>
        <draw:custom-shape draw:style-name="gr12" draw:text-style-name="P6" draw:layer="layout" svg:width="1.5cm" svg:height="1cm" svg:x="22.6cm" svg:y="15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6" draw:layer="layout" svg:width="1.5cm" svg:height="1cm" svg:x="16.6cm" svg:y="15.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6" draw:layer="layout" svg:x1="15cm" svg:y1="15.6cm" svg:x2="17cm" svg:y2="15.6cm">
          <text:p/>
        </draw:line>
        <draw:frame draw:style-name="gr3" draw:text-style-name="P4" draw:layer="layout" svg:width="3.4cm" svg:height="0.963cm" svg:x="12.2cm" svg:y="15.137cm">
          <draw:text-box>
            <text:p text:style-name="P4">Mediana</text:p>
          </draw:text-box>
        </draw:frame>
        <draw:frame draw:style-name="gr14" draw:text-style-name="P4" draw:layer="layout" svg:width="4.5cm" svg:height="3.5cm" svg:x="24.2cm" svg:y="15.1cm">
          <draw:text-box>
            <text:p text:style-name="P4">50% o més dels valors</text:p>
          </draw:text-box>
        </draw:frame>
        <draw:frame draw:style-name="gr3" draw:text-style-name="P12" draw:layer="layout" svg:width="6.5cm" svg:height="1.195cm" svg:x="3.9cm" svg:y="9.5cm">
          <draw:text-box>
            <text:p text:style-name="P4"><text:span text:style-name="T15">Dades brutes</text:span></text:p>
          </draw:text-box>
        </draw:frame>
        <draw:rect draw:style-name="gr9" draw:text-style-name="P6" draw:layer="layout" svg:width="1.5cm" svg:height="1cm" svg:x="4cm" svg:y="17cm">
          <text:p/>
        </draw:rect>
        <draw:rect draw:style-name="gr9" draw:text-style-name="P6" draw:layer="layout" svg:width="1.5cm" svg:height="1cm" svg:x="4cm" svg:y="16cm">
          <text:p/>
        </draw:rect>
        <draw:rect draw:style-name="gr9" draw:text-style-name="P6" draw:layer="layout" svg:width="1.5cm" svg:height="1cm" svg:x="4cm" svg:y="15cm">
          <text:p/>
        </draw:rect>
        <draw:rect draw:style-name="gr9" draw:text-style-name="P6" draw:layer="layout" svg:width="1.5cm" svg:height="1cm" svg:x="4cm" svg:y="14cm">
          <text:p/>
        </draw:rect>
        <draw:rect draw:style-name="gr9" draw:text-style-name="P6" draw:layer="layout" svg:width="1.5cm" svg:height="1cm" svg:x="4cm" svg:y="13cm">
          <text:p/>
        </draw:rect>
        <draw:rect draw:style-name="gr9" draw:text-style-name="P6" draw:layer="layout" svg:width="1.5cm" svg:height="1cm" svg:x="4cm" svg:y="12cm">
          <text:p/>
        </draw:rect>
        <draw:rect draw:style-name="gr9" draw:text-style-name="P6" draw:layer="layout" svg:width="1.5cm" svg:height="1cm" svg:x="4cm" svg:y="11cm">
          <text:p/>
        </draw:rect>
        <draw:frame draw:style-name="gr3" draw:text-style-name="P19" draw:layer="layout" svg:width="1.325cm" svg:height="0.971cm" svg:x="4.3cm" svg:y="11.0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4.301cm" svg:y="12.0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4.301cm" svg:y="12.928cm">
          <draw:text-box>
            <text:p text:style-name="P4"><text:span text:style-name="T16">9</text:span></text:p>
          </draw:text-box>
        </draw:frame>
        <draw:frame draw:style-name="gr3" draw:text-style-name="P13" draw:layer="layout" svg:width="1.325cm" svg:height="0.971cm" svg:x="4.301cm" svg:y="13.9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4.302cm" svg:y="14.9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4.302cm" svg:y="16.028cm">
          <draw:text-box>
            <text:p text:style-name="P4"><text:span text:style-name="T16">6</text:span></text:p>
          </draw:text-box>
        </draw:frame>
        <draw:frame draw:style-name="gr3" draw:text-style-name="P13" draw:layer="layout" svg:width="1.325cm" svg:height="0.971cm" svg:x="4.302cm" svg:y="17.928cm">
          <draw:text-box>
            <text:p text:style-name="P4"><text:span text:style-name="T16">6</text:span></text:p>
          </draw:text-box>
        </draw:frame>
        <draw:rect draw:style-name="gr9" draw:text-style-name="P6" draw:layer="layout" svg:width="1.5cm" svg:height="1cm" svg:x="4cm" svg:y="18cm">
          <text:p/>
        </draw:rect>
        <draw:frame draw:style-name="gr3" draw:text-style-name="P13" draw:layer="layout" svg:width="1.325cm" svg:height="0.971cm" svg:x="4.303cm" svg:y="17.029cm">
          <draw:text-box>
            <text:p text:style-name="P4"><text:span text:style-name="T16">7</text:span></text:p>
          </draw:text-box>
        </draw:frame>
        <draw:rect draw:style-name="gr9" draw:text-style-name="P6" draw:layer="layout" svg:width="1.5cm" svg:height="1cm" svg:x="8.2cm" svg:y="18cm">
          <text:p/>
        </draw:rect>
        <draw:rect draw:style-name="gr9" draw:text-style-name="P6" draw:layer="layout" svg:width="1.5cm" svg:height="1cm" svg:x="8.2cm" svg:y="17cm">
          <text:p/>
        </draw:rect>
        <draw:rect draw:style-name="gr9" draw:text-style-name="P6" draw:layer="layout" svg:width="1.5cm" svg:height="1cm" svg:x="8.2cm" svg:y="16cm">
          <text:p/>
        </draw:rect>
        <draw:rect draw:style-name="gr9" draw:text-style-name="P6" draw:layer="layout" svg:width="1.5cm" svg:height="1cm" svg:x="8.2cm" svg:y="14cm">
          <text:p/>
        </draw:rect>
        <draw:rect draw:style-name="gr9" draw:text-style-name="P6" draw:layer="layout" svg:width="1.5cm" svg:height="1cm" svg:x="8.2cm" svg:y="13cm">
          <text:p/>
        </draw:rect>
        <draw:rect draw:style-name="gr9" draw:text-style-name="P6" draw:layer="layout" svg:width="1.5cm" svg:height="1cm" svg:x="8.2cm" svg:y="12cm">
          <text:p/>
        </draw:rect>
        <draw:rect draw:style-name="gr9" draw:text-style-name="P6" draw:layer="layout" svg:width="1.5cm" svg:height="1cm" svg:x="8.2cm" svg:y="11cm">
          <text:p/>
        </draw:rect>
        <draw:frame draw:style-name="gr3" draw:text-style-name="P19" draw:layer="layout" svg:width="1.325cm" svg:height="0.971cm" svg:x="8.5cm" svg:y="11.028cm">
          <draw:text-box>
            <text:p text:style-name="P4"><text:span text:style-name="T16">4</text:span></text:p>
          </draw:text-box>
        </draw:frame>
        <draw:frame draw:style-name="gr3" draw:text-style-name="P13" draw:layer="layout" svg:width="1.325cm" svg:height="0.971cm" svg:x="8.501cm" svg:y="12.0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8.501cm" svg:y="12.9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8.501cm" svg:y="13.928cm">
          <draw:text-box>
            <text:p text:style-name="P4"><text:span text:style-name="T16">6</text:span></text:p>
          </draw:text-box>
        </draw:frame>
        <draw:frame draw:style-name="gr3" draw:text-style-name="P13" draw:layer="layout" svg:width="1.325cm" svg:height="0.971cm" svg:x="8.502cm" svg:y="15.9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8.502cm" svg:y="17.0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8.502cm" svg:y="18.928cm">
          <draw:text-box>
            <text:p text:style-name="P4"><text:span text:style-name="T16">9</text:span></text:p>
          </draw:text-box>
        </draw:frame>
        <draw:frame draw:style-name="gr3" draw:text-style-name="P13" draw:layer="layout" svg:width="1.325cm" svg:height="0.971cm" svg:x="8.503cm" svg:y="18.029cm">
          <draw:text-box>
            <text:p text:style-name="P4"><text:span text:style-name="T16">7</text:span></text:p>
          </draw:text-box>
        </draw:frame>
        <draw:line draw:style-name="gr6" draw:text-style-name="P6" draw:layer="layout" svg:x1="5.7cm" svg:y1="15cm" svg:x2="8cm" svg:y2="15cm">
          <text:p/>
        </draw:line>
        <draw:frame draw:style-name="gr3" draw:text-style-name="P17" draw:layer="layout" svg:width="3.5cm" svg:height="0.839cm" svg:x="5.3cm" svg:y="14.1cm">
          <draw:text-box>
            <text:p text:style-name="P4"><text:span text:style-name="T22">ordenades</text:span></text:p>
          </draw:text-box>
        </draw:frame>
        <draw:frame draw:style-name="gr3" draw:text-style-name="P21" draw:layer="layout" svg:width="14.5cm" svg:height="1.513cm" svg:x="8.6cm" svg:y="20.1cm">
          <draw:text-box>
            <text:p text:style-name="P4"><text:span text:style-name="T4">9 valors / <text:s/>2 <text:s/>= 9 x 0,5 = 4,5 <text:s text:c="10"/>mediana en posició 5 <text:s/></text:span></text:p>
          </draw:text-box>
        </draw:frame>
        <draw:rect draw:style-name="gr9" draw:text-style-name="P6" draw:layer="layout" svg:width="1.5cm" svg:height="1cm" svg:x="16.602cm" svg:y="17.1cm">
          <text:p/>
        </draw:rect>
        <draw:rect draw:style-name="gr9" draw:text-style-name="P6" draw:layer="layout" svg:width="1.5cm" svg:height="1cm" svg:x="16.602cm" svg:y="16.1cm">
          <text:p/>
        </draw:rect>
        <draw:rect draw:style-name="gr9" draw:text-style-name="P6" draw:layer="layout" svg:width="1.5cm" svg:height="1cm" svg:x="16.602cm" svg:y="15.1cm">
          <text:p/>
        </draw:rect>
        <draw:rect draw:style-name="gr9" draw:text-style-name="P6" draw:layer="layout" svg:width="1.5cm" svg:height="1cm" svg:x="16.602cm" svg:y="14.1cm">
          <text:p/>
        </draw:rect>
        <draw:rect draw:style-name="gr9" draw:text-style-name="P6" draw:layer="layout" svg:width="1.5cm" svg:height="1cm" svg:x="16.602cm" svg:y="13.1cm">
          <text:p/>
        </draw:rect>
        <draw:rect draw:style-name="gr9" draw:text-style-name="P6" draw:layer="layout" svg:width="1.5cm" svg:height="1cm" svg:x="16.602cm" svg:y="12.1cm">
          <text:p/>
        </draw:rect>
        <draw:frame draw:style-name="gr3" draw:text-style-name="P13" draw:layer="layout" svg:width="1.325cm" svg:height="0.971cm" svg:x="16.903cm" svg:y="14.0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16.903cm" svg:y="15.128cm">
          <draw:text-box>
            <text:p text:style-name="P4"><text:span text:style-name="T16">6</text:span></text:p>
          </draw:text-box>
        </draw:frame>
        <draw:frame draw:style-name="gr3" draw:text-style-name="P13" draw:layer="layout" svg:width="1.325cm" svg:height="0.971cm" svg:x="16.903cm" svg:y="16.1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16.904cm" svg:y="17.128cm">
          <draw:text-box>
            <text:p text:style-name="P4"><text:span text:style-name="T16">9</text:span></text:p>
          </draw:text-box>
        </draw:frame>
        <draw:frame draw:style-name="gr3" draw:text-style-name="P14" draw:layer="layout" svg:width="1.325cm" svg:height="1.167cm" svg:x="16.903cm" svg:y="12.028cm">
          <draw:text-box>
            <text:p text:style-name="P4"><text:span text:style-name="T19">x</text:span><text:span text:style-name="T20">i</text:span></text:p>
          </draw:text-box>
        </draw:frame>
        <draw:rect draw:style-name="gr9" draw:text-style-name="P6" draw:layer="layout" svg:width="1.5cm" svg:height="1cm" svg:x="18.103cm" svg:y="17.1cm">
          <text:p/>
        </draw:rect>
        <draw:rect draw:style-name="gr9" draw:text-style-name="P6" draw:layer="layout" svg:width="1.5cm" svg:height="1cm" svg:x="18.103cm" svg:y="16.1cm">
          <text:p/>
        </draw:rect>
        <draw:rect draw:style-name="gr9" draw:text-style-name="P6" draw:layer="layout" svg:width="1.5cm" svg:height="1cm" svg:x="18.103cm" svg:y="15.1cm">
          <text:p/>
        </draw:rect>
        <draw:rect draw:style-name="gr9" draw:text-style-name="P6" draw:layer="layout" svg:width="1.5cm" svg:height="1cm" svg:x="18.103cm" svg:y="14.1cm">
          <text:p/>
        </draw:rect>
        <draw:rect draw:style-name="gr9" draw:text-style-name="P6" draw:layer="layout" svg:width="1.5cm" svg:height="1cm" svg:x="18.103cm" svg:y="13.1cm">
          <text:p/>
        </draw:rect>
        <draw:rect draw:style-name="gr9" draw:text-style-name="P6" draw:layer="layout" svg:width="1.5cm" svg:height="1cm" svg:x="18.103cm" svg:y="12.1cm">
          <text:p/>
        </draw:rect>
        <draw:frame draw:style-name="gr3" draw:text-style-name="P13" draw:layer="layout" svg:width="1.325cm" svg:height="0.971cm" svg:x="18.403cm" svg:y="13.128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18.404cm" svg:y="14.128cm">
          <draw:text-box>
            <text:p text:style-name="P4"><text:span text:style-name="T16">2</text:span></text:p>
          </draw:text-box>
        </draw:frame>
        <draw:frame draw:style-name="gr3" draw:text-style-name="P13" draw:layer="layout" svg:width="1.325cm" svg:height="0.971cm" svg:x="18.404cm" svg:y="15.128cm">
          <draw:text-box>
            <text:p text:style-name="P4"><text:span text:style-name="T16">2</text:span></text:p>
          </draw:text-box>
        </draw:frame>
        <draw:frame draw:style-name="gr3" draw:text-style-name="P13" draw:layer="layout" svg:width="1.325cm" svg:height="0.971cm" svg:x="18.404cm" svg:y="16.128cm">
          <draw:text-box>
            <text:p text:style-name="P4"><text:span text:style-name="T16">3</text:span></text:p>
          </draw:text-box>
        </draw:frame>
        <draw:frame draw:style-name="gr3" draw:text-style-name="P13" draw:layer="layout" svg:width="1.325cm" svg:height="0.971cm" svg:x="18.505cm" svg:y="17.128cm">
          <draw:text-box>
            <text:p text:style-name="P4"><text:span text:style-name="T16">1</text:span></text:p>
          </draw:text-box>
        </draw:frame>
        <draw:frame draw:style-name="gr3" draw:text-style-name="P14" draw:layer="layout" svg:width="1.325cm" svg:height="1.167cm" svg:x="18.404cm" svg:y="12.0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6" draw:layer="layout" svg:width="1.5cm" svg:height="1cm" svg:x="19.604cm" svg:y="17.1cm">
          <text:p/>
        </draw:rect>
        <draw:rect draw:style-name="gr9" draw:text-style-name="P6" draw:layer="layout" svg:width="1.5cm" svg:height="1cm" svg:x="19.604cm" svg:y="16.1cm">
          <text:p/>
        </draw:rect>
        <draw:rect draw:style-name="gr9" draw:text-style-name="P6" draw:layer="layout" svg:width="1.5cm" svg:height="1cm" svg:x="19.604cm" svg:y="15.1cm">
          <text:p/>
        </draw:rect>
        <draw:rect draw:style-name="gr9" draw:text-style-name="P6" draw:layer="layout" svg:width="1.5cm" svg:height="1cm" svg:x="19.604cm" svg:y="14.1cm">
          <text:p/>
        </draw:rect>
        <draw:rect draw:style-name="gr9" draw:text-style-name="P6" draw:layer="layout" svg:width="1.5cm" svg:height="1cm" svg:x="19.604cm" svg:y="13.1cm">
          <text:p/>
        </draw:rect>
        <draw:rect draw:style-name="gr9" draw:text-style-name="P6" draw:layer="layout" svg:width="1.5cm" svg:height="1cm" svg:x="19.604cm" svg:y="12.1cm">
          <text:p/>
        </draw:rect>
        <draw:frame draw:style-name="gr3" draw:text-style-name="P13" draw:layer="layout" svg:width="1.325cm" svg:height="0.971cm" svg:x="19.904cm" svg:y="13.128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19.905cm" svg:y="14.128cm">
          <draw:text-box>
            <text:p text:style-name="P4"><text:span text:style-name="T16">3</text:span></text:p>
          </draw:text-box>
        </draw:frame>
        <draw:frame draw:style-name="gr3" draw:text-style-name="P13" draw:layer="layout" svg:width="1.325cm" svg:height="0.971cm" svg:x="19.905cm" svg:y="15.1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19.905cm" svg:y="16.128cm">
          <draw:text-box>
            <text:p text:style-name="P4"><text:span text:style-name="T16">8</text:span></text:p>
          </draw:text-box>
        </draw:frame>
        <draw:frame draw:style-name="gr3" draw:text-style-name="P13" draw:layer="layout" svg:width="1.325cm" svg:height="0.971cm" svg:x="19.906cm" svg:y="17.128cm">
          <draw:text-box>
            <text:p text:style-name="P4"><text:span text:style-name="T16">9</text:span></text:p>
          </draw:text-box>
        </draw:frame>
        <draw:frame draw:style-name="gr3" draw:text-style-name="P14" draw:layer="layout" svg:width="1.325cm" svg:height="1.167cm" svg:x="19.905cm" svg:y="12.0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6" draw:layer="layout" svg:width="1.5cm" svg:height="1cm" svg:x="21.105cm" svg:y="17.1cm">
          <text:p/>
        </draw:rect>
        <draw:rect draw:style-name="gr9" draw:text-style-name="P6" draw:layer="layout" svg:width="1.5cm" svg:height="1cm" svg:x="21.105cm" svg:y="16.1cm">
          <text:p/>
        </draw:rect>
        <draw:rect draw:style-name="gr9" draw:text-style-name="P6" draw:layer="layout" svg:width="1.5cm" svg:height="1cm" svg:x="21.105cm" svg:y="15.1cm">
          <text:p/>
        </draw:rect>
        <draw:rect draw:style-name="gr9" draw:text-style-name="P6" draw:layer="layout" svg:width="1.5cm" svg:height="1cm" svg:x="21.105cm" svg:y="14.1cm">
          <text:p/>
        </draw:rect>
        <draw:rect draw:style-name="gr9" draw:text-style-name="P6" draw:layer="layout" svg:width="1.5cm" svg:height="1cm" svg:x="21.105cm" svg:y="13.1cm">
          <text:p/>
        </draw:rect>
        <draw:rect draw:style-name="gr9" draw:text-style-name="P6" draw:layer="layout" svg:width="1.5cm" svg:height="1cm" svg:x="21.105cm" svg:y="12.1cm">
          <text:p/>
        </draw:rect>
        <draw:frame draw:style-name="gr3" draw:text-style-name="P19" draw:layer="layout" svg:width="2.096cm" svg:height="0.971cm" svg:x="21.205cm" svg:y="13.028cm">
          <draw:text-box>
            <text:p text:style-name="P4"><text:span text:style-name="T16">0,11</text:span></text:p>
          </draw:text-box>
        </draw:frame>
        <draw:frame draw:style-name="gr3" draw:text-style-name="P13" draw:layer="layout" svg:width="2.095cm" svg:height="0.971cm" svg:x="21.106cm" svg:y="14.128cm">
          <draw:text-box>
            <text:p text:style-name="P4"><text:span text:style-name="T16">0,22</text:span></text:p>
          </draw:text-box>
        </draw:frame>
        <draw:frame draw:style-name="gr3" draw:text-style-name="P14" draw:layer="layout" svg:width="1.325cm" svg:height="1.167cm" svg:x="21.406cm" svg:y="12.028cm">
          <draw:text-box>
            <text:p text:style-name="P4"><text:span text:style-name="T19">f</text:span><text:span text:style-name="T20">i</text:span></text:p>
          </draw:text-box>
        </draw:frame>
        <draw:rect draw:style-name="gr9" draw:text-style-name="P6" draw:layer="layout" svg:width="1.5cm" svg:height="1cm" svg:x="22.605cm" svg:y="17.1cm">
          <text:p/>
        </draw:rect>
        <draw:rect draw:style-name="gr9" draw:text-style-name="P6" draw:layer="layout" svg:width="1.5cm" svg:height="1cm" svg:x="22.605cm" svg:y="16.1cm">
          <text:p/>
        </draw:rect>
        <draw:rect draw:style-name="gr9" draw:text-style-name="P6" draw:layer="layout" svg:width="1.5cm" svg:height="1cm" svg:x="22.605cm" svg:y="15.1cm">
          <text:p/>
        </draw:rect>
        <draw:rect draw:style-name="gr9" draw:text-style-name="P6" draw:layer="layout" svg:width="1.5cm" svg:height="1cm" svg:x="22.605cm" svg:y="14.1cm">
          <text:p/>
        </draw:rect>
        <draw:rect draw:style-name="gr9" draw:text-style-name="P6" draw:layer="layout" svg:width="1.5cm" svg:height="1cm" svg:x="22.605cm" svg:y="13.1cm">
          <text:p/>
        </draw:rect>
        <draw:rect draw:style-name="gr9" draw:text-style-name="P6" draw:layer="layout" svg:width="1.5cm" svg:height="1cm" svg:x="22.605cm" svg:y="12.1cm">
          <text:p/>
        </draw:rect>
        <draw:frame draw:style-name="gr3" draw:text-style-name="P14" draw:layer="layout" svg:width="1.325cm" svg:height="1.167cm" svg:x="22.906cm" svg:y="12.028cm">
          <draw:text-box>
            <text:p text:style-name="P4"><text:span text:style-name="T19">F</text:span><text:span text:style-name="T20">i</text:span></text:p>
          </draw:text-box>
        </draw:frame>
        <draw:frame draw:style-name="gr3" draw:text-style-name="P13" draw:layer="layout" svg:width="1.595cm" svg:height="0.971cm" svg:x="18.106cm" svg:y="18.228cm">
          <draw:text-box>
            <text:p text:style-name="P4"><text:span text:style-name="T16">n=9</text:span></text:p>
          </draw:text-box>
        </draw:frame>
        <draw:frame draw:style-name="gr3" draw:text-style-name="P13" draw:layer="layout" svg:width="1.325cm" svg:height="0.971cm" svg:x="21.407cm" svg:y="18.329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16.904cm" svg:y="13.129cm">
          <draw:text-box>
            <text:p text:style-name="P4"><text:span text:style-name="T16">4</text:span></text:p>
          </draw:text-box>
        </draw:frame>
        <draw:frame draw:style-name="gr3" draw:text-style-name="P19" draw:layer="layout" svg:width="2.096cm" svg:height="0.971cm" svg:x="21.105cm" svg:y="15.129cm">
          <draw:text-box>
            <text:p text:style-name="P4"><text:span text:style-name="T16">0,22</text:span></text:p>
          </draw:text-box>
        </draw:frame>
        <draw:frame draw:style-name="gr3" draw:text-style-name="P19" draw:layer="layout" svg:width="2.096cm" svg:height="0.971cm" svg:x="21.105cm" svg:y="17.129cm">
          <draw:text-box>
            <text:p text:style-name="P4"><text:span text:style-name="T16">0,11</text:span></text:p>
          </draw:text-box>
        </draw:frame>
        <draw:frame draw:style-name="gr3" draw:text-style-name="P19" draw:layer="layout" svg:width="2.096cm" svg:height="0.971cm" svg:x="21.105cm" svg:y="16.129cm">
          <draw:text-box>
            <text:p text:style-name="P4"><text:span text:style-name="T16">0,33</text:span></text:p>
          </draw:text-box>
        </draw:frame>
        <draw:frame draw:style-name="gr3" draw:text-style-name="P19" draw:layer="layout" svg:width="2.096cm" svg:height="0.971cm" svg:x="22.605cm" svg:y="13.029cm">
          <draw:text-box>
            <text:p text:style-name="P4"><text:span text:style-name="T16">0,11</text:span></text:p>
          </draw:text-box>
        </draw:frame>
        <draw:frame draw:style-name="gr3" draw:text-style-name="P19" draw:layer="layout" svg:width="2.096cm" svg:height="0.971cm" svg:x="22.605cm" svg:y="14.13cm">
          <draw:text-box>
            <text:p text:style-name="P4"><text:span text:style-name="T16">0,33</text:span></text:p>
          </draw:text-box>
        </draw:frame>
        <draw:frame draw:style-name="gr3" draw:text-style-name="P19" draw:layer="layout" svg:width="2.096cm" svg:height="0.971cm" svg:x="22.605cm" svg:y="15.131cm">
          <draw:text-box>
            <text:p text:style-name="P4"><text:span text:style-name="T16">0,55</text:span></text:p>
          </draw:text-box>
        </draw:frame>
        <draw:frame draw:style-name="gr3" draw:text-style-name="P19" draw:layer="layout" svg:width="2.096cm" svg:height="0.971cm" svg:x="22.605cm" svg:y="16.131cm">
          <draw:text-box>
            <text:p text:style-name="P4"><text:span text:style-name="T16">0,89</text:span></text:p>
          </draw:text-box>
        </draw:frame>
        <draw:frame draw:style-name="gr3" draw:text-style-name="P13" draw:layer="layout" svg:width="1.325cm" svg:height="0.971cm" svg:x="23.008cm" svg:y="17.13cm">
          <draw:text-box>
            <text:p text:style-name="P4"><text:span text:style-name="T16">1</text:span></text:p>
          </draw:text-box>
        </draw:frame>
        <draw:rect draw:style-name="gr9" draw:text-style-name="P6" draw:layer="layout" svg:width="1.5cm" svg:height="1cm" svg:x="4.001cm" svg:y="18cm">
          <text:p/>
        </draw:rect>
        <draw:frame draw:style-name="gr3" draw:text-style-name="P13" draw:layer="layout" svg:width="1.325cm" svg:height="0.971cm" svg:x="4.303cm" svg:y="18.928cm">
          <draw:text-box>
            <text:p text:style-name="P4"><text:span text:style-name="T16">4</text:span></text:p>
          </draw:text-box>
        </draw:frame>
        <draw:rect draw:style-name="gr9" draw:text-style-name="P6" draw:layer="layout" svg:width="1.5cm" svg:height="1cm" svg:x="4.001cm" svg:y="19cm">
          <text:p/>
        </draw:rect>
        <draw:rect draw:style-name="gr9" draw:text-style-name="P6" draw:layer="layout" svg:width="1.5cm" svg:height="1cm" svg:x="8.2cm" svg:y="15cm">
          <text:p/>
        </draw:rect>
        <draw:frame draw:style-name="gr3" draw:text-style-name="P13" draw:layer="layout" svg:width="1.325cm" svg:height="0.971cm" svg:x="8.501cm" svg:y="14.928cm">
          <draw:text-box>
            <text:p text:style-name="P4"><text:span text:style-name="T16">6</text:span></text:p>
          </draw:text-box>
        </draw:frame>
        <draw:line draw:style-name="gr6" draw:text-style-name="P6" draw:layer="layout" svg:x1="16cm" svg:y1="20.5cm" svg:x2="17cm" svg:y2="20.5cm">
          <text:p/>
        </draw:line>
        <draw:custom-shape draw:style-name="gr13" draw:text-style-name="P6" draw:layer="layout" svg:width="1.5cm" svg:height="1cm" svg:x="8.2cm" svg:y="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6" draw:layer="layout" svg:x1="12.1cm" svg:y1="15.6cm" svg:x2="9.6cm" svg:y2="15.6cm">
          <text:p/>
        </draw:line>
        <draw:rect draw:style-name="gr9" draw:text-style-name="P6" draw:layer="layout" svg:width="1.5cm" svg:height="1cm" svg:x="8.2cm" svg:y="19cm">
          <text:p/>
        </draw:rect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Mesures de tendència central. Exemples.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19.5cm" svg:height="1.348cm" svg:x="3.5cm" svg:y="8cm">
          <draw:text-box>
            <text:p text:style-name="P4"><text:span text:style-name="T6">Percentils i quartils </text:span><text:span text:style-name="T14">(per exemple, 1</text:span><text:span text:style-name="T27">er</text:span><text:span text:style-name="T14"> quartil, p=25)</text:span></text:p>
          </draw:text-box>
        </draw:frame>
        <draw:frame draw:style-name="gr3" draw:text-style-name="P12" draw:layer="layout" svg:width="8.7cm" svg:height="1.195cm" svg:x="15.8cm" svg:y="9.5cm">
          <draw:text-box>
            <text:p text:style-name="P4"><text:span text:style-name="T15">Taula de freqüències</text:span></text:p>
          </draw:text-box>
        </draw:frame>
        <draw:custom-shape draw:style-name="gr12" draw:text-style-name="P6" draw:layer="layout" svg:width="1.5cm" svg:height="1cm" svg:x="22.6cm" svg:y="13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3" draw:text-style-name="P6" draw:layer="layout" svg:width="1.5cm" svg:height="1cm" svg:x="16.6cm" svg:y="13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6" draw:layer="layout" svg:x1="15cm" svg:y1="13.6cm" svg:x2="17cm" svg:y2="13.6cm">
          <text:p/>
        </draw:line>
        <draw:frame draw:style-name="gr3" draw:text-style-name="P4" draw:layer="layout" svg:width="3.4cm" svg:height="0.988cm" svg:x="12.1cm" svg:y="13.037cm">
          <draw:text-box>
            <text:p text:style-name="P4">1<text:span text:style-name="T28">er</text:span> quartil</text:p>
          </draw:text-box>
        </draw:frame>
        <draw:frame draw:style-name="gr14" draw:text-style-name="P4" draw:layer="layout" svg:width="4.5cm" svg:height="3.5cm" svg:x="24.2cm" svg:y="13.2cm">
          <draw:text-box>
            <text:p text:style-name="P4">25% o més dels valors</text:p>
          </draw:text-box>
        </draw:frame>
        <draw:frame draw:style-name="gr3" draw:text-style-name="P12" draw:layer="layout" svg:width="6.5cm" svg:height="1.195cm" svg:x="3.9cm" svg:y="9.5cm">
          <draw:text-box>
            <text:p text:style-name="P4"><text:span text:style-name="T15">Dades brutes</text:span></text:p>
          </draw:text-box>
        </draw:frame>
        <draw:rect draw:style-name="gr9" draw:text-style-name="P6" draw:layer="layout" svg:width="1.5cm" svg:height="1cm" svg:x="4cm" svg:y="17cm">
          <text:p/>
        </draw:rect>
        <draw:rect draw:style-name="gr9" draw:text-style-name="P6" draw:layer="layout" svg:width="1.5cm" svg:height="1cm" svg:x="4cm" svg:y="16cm">
          <text:p/>
        </draw:rect>
        <draw:rect draw:style-name="gr9" draw:text-style-name="P6" draw:layer="layout" svg:width="1.5cm" svg:height="1cm" svg:x="4cm" svg:y="15cm">
          <text:p/>
        </draw:rect>
        <draw:rect draw:style-name="gr9" draw:text-style-name="P6" draw:layer="layout" svg:width="1.5cm" svg:height="1cm" svg:x="4cm" svg:y="14cm">
          <text:p/>
        </draw:rect>
        <draw:rect draw:style-name="gr9" draw:text-style-name="P6" draw:layer="layout" svg:width="1.5cm" svg:height="1cm" svg:x="4cm" svg:y="13cm">
          <text:p/>
        </draw:rect>
        <draw:rect draw:style-name="gr9" draw:text-style-name="P6" draw:layer="layout" svg:width="1.5cm" svg:height="1cm" svg:x="4cm" svg:y="12cm">
          <text:p/>
        </draw:rect>
        <draw:rect draw:style-name="gr9" draw:text-style-name="P6" draw:layer="layout" svg:width="1.5cm" svg:height="1cm" svg:x="4cm" svg:y="11cm">
          <text:p/>
        </draw:rect>
        <draw:frame draw:style-name="gr3" draw:text-style-name="P19" draw:layer="layout" svg:width="1.325cm" svg:height="0.971cm" svg:x="4.3cm" svg:y="11.0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4.301cm" svg:y="12.0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4.301cm" svg:y="12.928cm">
          <draw:text-box>
            <text:p text:style-name="P4"><text:span text:style-name="T16">9</text:span></text:p>
          </draw:text-box>
        </draw:frame>
        <draw:frame draw:style-name="gr3" draw:text-style-name="P13" draw:layer="layout" svg:width="1.325cm" svg:height="0.971cm" svg:x="4.301cm" svg:y="13.9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4.302cm" svg:y="14.9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4.302cm" svg:y="16.028cm">
          <draw:text-box>
            <text:p text:style-name="P4"><text:span text:style-name="T16">6</text:span></text:p>
          </draw:text-box>
        </draw:frame>
        <draw:frame draw:style-name="gr3" draw:text-style-name="P13" draw:layer="layout" svg:width="1.325cm" svg:height="0.971cm" svg:x="4.302cm" svg:y="17.928cm">
          <draw:text-box>
            <text:p text:style-name="P4"><text:span text:style-name="T16">6</text:span></text:p>
          </draw:text-box>
        </draw:frame>
        <draw:rect draw:style-name="gr9" draw:text-style-name="P6" draw:layer="layout" svg:width="1.5cm" svg:height="1cm" svg:x="4cm" svg:y="18cm">
          <text:p/>
        </draw:rect>
        <draw:frame draw:style-name="gr3" draw:text-style-name="P13" draw:layer="layout" svg:width="1.325cm" svg:height="0.971cm" svg:x="4.303cm" svg:y="17.029cm">
          <draw:text-box>
            <text:p text:style-name="P4"><text:span text:style-name="T16">7</text:span></text:p>
          </draw:text-box>
        </draw:frame>
        <draw:rect draw:style-name="gr9" draw:text-style-name="P6" draw:layer="layout" svg:width="1.5cm" svg:height="1cm" svg:x="8.2cm" svg:y="18cm">
          <text:p/>
        </draw:rect>
        <draw:rect draw:style-name="gr9" draw:text-style-name="P6" draw:layer="layout" svg:width="1.5cm" svg:height="1cm" svg:x="8.2cm" svg:y="17cm">
          <text:p/>
        </draw:rect>
        <draw:rect draw:style-name="gr9" draw:text-style-name="P6" draw:layer="layout" svg:width="1.5cm" svg:height="1cm" svg:x="8.2cm" svg:y="16cm">
          <text:p/>
        </draw:rect>
        <draw:rect draw:style-name="gr9" draw:text-style-name="P6" draw:layer="layout" svg:width="1.5cm" svg:height="1cm" svg:x="8.2cm" svg:y="14cm">
          <text:p/>
        </draw:rect>
        <draw:rect draw:style-name="gr9" draw:text-style-name="P6" draw:layer="layout" svg:width="1.5cm" svg:height="1cm" svg:x="8.2cm" svg:y="13cm">
          <text:p/>
        </draw:rect>
        <draw:rect draw:style-name="gr9" draw:text-style-name="P6" draw:layer="layout" svg:width="1.5cm" svg:height="1cm" svg:x="8.2cm" svg:y="12cm">
          <text:p/>
        </draw:rect>
        <draw:rect draw:style-name="gr9" draw:text-style-name="P6" draw:layer="layout" svg:width="1.5cm" svg:height="1cm" svg:x="8.2cm" svg:y="11cm">
          <text:p/>
        </draw:rect>
        <draw:frame draw:style-name="gr3" draw:text-style-name="P19" draw:layer="layout" svg:width="1.325cm" svg:height="0.971cm" svg:x="8.5cm" svg:y="11.028cm">
          <draw:text-box>
            <text:p text:style-name="P4"><text:span text:style-name="T16">4</text:span></text:p>
          </draw:text-box>
        </draw:frame>
        <draw:frame draw:style-name="gr3" draw:text-style-name="P13" draw:layer="layout" svg:width="1.325cm" svg:height="0.971cm" svg:x="8.501cm" svg:y="12.0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8.501cm" svg:y="12.9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8.501cm" svg:y="13.928cm">
          <draw:text-box>
            <text:p text:style-name="P4"><text:span text:style-name="T16">6</text:span></text:p>
          </draw:text-box>
        </draw:frame>
        <draw:frame draw:style-name="gr3" draw:text-style-name="P13" draw:layer="layout" svg:width="1.325cm" svg:height="0.971cm" svg:x="8.502cm" svg:y="15.9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8.502cm" svg:y="17.0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8.502cm" svg:y="18.928cm">
          <draw:text-box>
            <text:p text:style-name="P4"><text:span text:style-name="T16">9</text:span></text:p>
          </draw:text-box>
        </draw:frame>
        <draw:frame draw:style-name="gr3" draw:text-style-name="P13" draw:layer="layout" svg:width="1.325cm" svg:height="0.971cm" svg:x="8.503cm" svg:y="18.029cm">
          <draw:text-box>
            <text:p text:style-name="P4"><text:span text:style-name="T16">7</text:span></text:p>
          </draw:text-box>
        </draw:frame>
        <draw:line draw:style-name="gr6" draw:text-style-name="P6" draw:layer="layout" svg:x1="5.7cm" svg:y1="15cm" svg:x2="8cm" svg:y2="15cm">
          <text:p/>
        </draw:line>
        <draw:frame draw:style-name="gr3" draw:text-style-name="P17" draw:layer="layout" svg:width="3.5cm" svg:height="0.839cm" svg:x="5.3cm" svg:y="14.1cm">
          <draw:text-box>
            <text:p text:style-name="P4"><text:span text:style-name="T22">ordenades</text:span></text:p>
          </draw:text-box>
        </draw:frame>
        <draw:frame draw:style-name="gr3" draw:text-style-name="P21" draw:layer="layout" svg:width="14.5cm" svg:height="1.064cm" svg:x="8.6cm" svg:y="20.1cm">
          <draw:text-box>
            <text:p text:style-name="P4"><text:span text:style-name="T4">9 valors x 0,25 <text:s/>= 2,25 <text:s text:c="10"/>Q</text:span><text:span text:style-name="T29">1</text:span><text:span text:style-name="T4">=p</text:span><text:span text:style-name="T29">25</text:span><text:span text:style-name="T4"> en posició 3 <text:s/></text:span></text:p>
          </draw:text-box>
        </draw:frame>
        <draw:rect draw:style-name="gr9" draw:text-style-name="P6" draw:layer="layout" svg:width="1.5cm" svg:height="1cm" svg:x="16.602cm" svg:y="16.2cm">
          <text:p/>
        </draw:rect>
        <draw:rect draw:style-name="gr9" draw:text-style-name="P6" draw:layer="layout" svg:width="1.5cm" svg:height="1cm" svg:x="16.602cm" svg:y="15.2cm">
          <text:p/>
        </draw:rect>
        <draw:rect draw:style-name="gr9" draw:text-style-name="P6" draw:layer="layout" svg:width="1.5cm" svg:height="1cm" svg:x="16.602cm" svg:y="14.2cm">
          <text:p/>
        </draw:rect>
        <draw:rect draw:style-name="gr9" draw:text-style-name="P6" draw:layer="layout" svg:width="1.5cm" svg:height="1cm" svg:x="16.602cm" svg:y="13.2cm">
          <text:p/>
        </draw:rect>
        <draw:rect draw:style-name="gr9" draw:text-style-name="P6" draw:layer="layout" svg:width="1.5cm" svg:height="1cm" svg:x="16.602cm" svg:y="12.2cm">
          <text:p/>
        </draw:rect>
        <draw:rect draw:style-name="gr9" draw:text-style-name="P6" draw:layer="layout" svg:width="1.5cm" svg:height="1cm" svg:x="16.602cm" svg:y="11.2cm">
          <text:p/>
        </draw:rect>
        <draw:frame draw:style-name="gr3" draw:text-style-name="P13" draw:layer="layout" svg:width="1.325cm" svg:height="0.971cm" svg:x="16.903cm" svg:y="13.1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16.903cm" svg:y="14.228cm">
          <draw:text-box>
            <text:p text:style-name="P4"><text:span text:style-name="T16">6</text:span></text:p>
          </draw:text-box>
        </draw:frame>
        <draw:frame draw:style-name="gr3" draw:text-style-name="P13" draw:layer="layout" svg:width="1.325cm" svg:height="0.971cm" svg:x="16.903cm" svg:y="15.2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16.904cm" svg:y="16.228cm">
          <draw:text-box>
            <text:p text:style-name="P4"><text:span text:style-name="T16">9</text:span></text:p>
          </draw:text-box>
        </draw:frame>
        <draw:frame draw:style-name="gr3" draw:text-style-name="P14" draw:layer="layout" svg:width="1.325cm" svg:height="1.167cm" svg:x="16.903cm" svg:y="11.128cm">
          <draw:text-box>
            <text:p text:style-name="P4"><text:span text:style-name="T19">x</text:span><text:span text:style-name="T20">i</text:span></text:p>
          </draw:text-box>
        </draw:frame>
        <draw:rect draw:style-name="gr9" draw:text-style-name="P6" draw:layer="layout" svg:width="1.5cm" svg:height="1cm" svg:x="18.103cm" svg:y="16.2cm">
          <text:p/>
        </draw:rect>
        <draw:rect draw:style-name="gr9" draw:text-style-name="P6" draw:layer="layout" svg:width="1.5cm" svg:height="1cm" svg:x="18.103cm" svg:y="15.2cm">
          <text:p/>
        </draw:rect>
        <draw:rect draw:style-name="gr9" draw:text-style-name="P6" draw:layer="layout" svg:width="1.5cm" svg:height="1cm" svg:x="18.103cm" svg:y="14.2cm">
          <text:p/>
        </draw:rect>
        <draw:rect draw:style-name="gr9" draw:text-style-name="P6" draw:layer="layout" svg:width="1.5cm" svg:height="1cm" svg:x="18.103cm" svg:y="13.2cm">
          <text:p/>
        </draw:rect>
        <draw:rect draw:style-name="gr9" draw:text-style-name="P6" draw:layer="layout" svg:width="1.5cm" svg:height="1cm" svg:x="18.103cm" svg:y="12.2cm">
          <text:p/>
        </draw:rect>
        <draw:rect draw:style-name="gr9" draw:text-style-name="P6" draw:layer="layout" svg:width="1.5cm" svg:height="1cm" svg:x="18.103cm" svg:y="11.2cm">
          <text:p/>
        </draw:rect>
        <draw:frame draw:style-name="gr3" draw:text-style-name="P13" draw:layer="layout" svg:width="1.325cm" svg:height="0.971cm" svg:x="18.403cm" svg:y="12.228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18.404cm" svg:y="13.228cm">
          <draw:text-box>
            <text:p text:style-name="P4"><text:span text:style-name="T16">2</text:span></text:p>
          </draw:text-box>
        </draw:frame>
        <draw:frame draw:style-name="gr3" draw:text-style-name="P13" draw:layer="layout" svg:width="1.325cm" svg:height="0.971cm" svg:x="18.404cm" svg:y="14.228cm">
          <draw:text-box>
            <text:p text:style-name="P4"><text:span text:style-name="T16">2</text:span></text:p>
          </draw:text-box>
        </draw:frame>
        <draw:frame draw:style-name="gr3" draw:text-style-name="P13" draw:layer="layout" svg:width="1.325cm" svg:height="0.971cm" svg:x="18.404cm" svg:y="15.228cm">
          <draw:text-box>
            <text:p text:style-name="P4"><text:span text:style-name="T16">3</text:span></text:p>
          </draw:text-box>
        </draw:frame>
        <draw:frame draw:style-name="gr3" draw:text-style-name="P13" draw:layer="layout" svg:width="1.325cm" svg:height="0.971cm" svg:x="18.505cm" svg:y="16.228cm">
          <draw:text-box>
            <text:p text:style-name="P4"><text:span text:style-name="T16">1</text:span></text:p>
          </draw:text-box>
        </draw:frame>
        <draw:frame draw:style-name="gr3" draw:text-style-name="P14" draw:layer="layout" svg:width="1.325cm" svg:height="1.167cm" svg:x="18.404cm" svg:y="11.1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6" draw:layer="layout" svg:width="1.5cm" svg:height="1cm" svg:x="19.604cm" svg:y="16.2cm">
          <text:p/>
        </draw:rect>
        <draw:rect draw:style-name="gr9" draw:text-style-name="P6" draw:layer="layout" svg:width="1.5cm" svg:height="1cm" svg:x="19.604cm" svg:y="15.2cm">
          <text:p/>
        </draw:rect>
        <draw:rect draw:style-name="gr9" draw:text-style-name="P6" draw:layer="layout" svg:width="1.5cm" svg:height="1cm" svg:x="19.604cm" svg:y="14.2cm">
          <text:p/>
        </draw:rect>
        <draw:rect draw:style-name="gr9" draw:text-style-name="P6" draw:layer="layout" svg:width="1.5cm" svg:height="1cm" svg:x="19.604cm" svg:y="13.2cm">
          <text:p/>
        </draw:rect>
        <draw:rect draw:style-name="gr9" draw:text-style-name="P6" draw:layer="layout" svg:width="1.5cm" svg:height="1cm" svg:x="19.604cm" svg:y="12.2cm">
          <text:p/>
        </draw:rect>
        <draw:rect draw:style-name="gr9" draw:text-style-name="P6" draw:layer="layout" svg:width="1.5cm" svg:height="1cm" svg:x="19.604cm" svg:y="11.2cm">
          <text:p/>
        </draw:rect>
        <draw:frame draw:style-name="gr3" draw:text-style-name="P13" draw:layer="layout" svg:width="1.325cm" svg:height="0.971cm" svg:x="19.904cm" svg:y="12.228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19.905cm" svg:y="13.228cm">
          <draw:text-box>
            <text:p text:style-name="P4"><text:span text:style-name="T16">3</text:span></text:p>
          </draw:text-box>
        </draw:frame>
        <draw:frame draw:style-name="gr3" draw:text-style-name="P13" draw:layer="layout" svg:width="1.325cm" svg:height="0.971cm" svg:x="19.905cm" svg:y="14.2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19.905cm" svg:y="15.228cm">
          <draw:text-box>
            <text:p text:style-name="P4"><text:span text:style-name="T16">8</text:span></text:p>
          </draw:text-box>
        </draw:frame>
        <draw:frame draw:style-name="gr3" draw:text-style-name="P13" draw:layer="layout" svg:width="1.325cm" svg:height="0.971cm" svg:x="19.906cm" svg:y="16.228cm">
          <draw:text-box>
            <text:p text:style-name="P4"><text:span text:style-name="T16">9</text:span></text:p>
          </draw:text-box>
        </draw:frame>
        <draw:frame draw:style-name="gr3" draw:text-style-name="P14" draw:layer="layout" svg:width="1.325cm" svg:height="1.167cm" svg:x="19.905cm" svg:y="11.1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6" draw:layer="layout" svg:width="1.5cm" svg:height="1cm" svg:x="21.105cm" svg:y="16.2cm">
          <text:p/>
        </draw:rect>
        <draw:rect draw:style-name="gr9" draw:text-style-name="P6" draw:layer="layout" svg:width="1.5cm" svg:height="1cm" svg:x="21.105cm" svg:y="15.2cm">
          <text:p/>
        </draw:rect>
        <draw:rect draw:style-name="gr9" draw:text-style-name="P6" draw:layer="layout" svg:width="1.5cm" svg:height="1cm" svg:x="21.105cm" svg:y="14.2cm">
          <text:p/>
        </draw:rect>
        <draw:rect draw:style-name="gr9" draw:text-style-name="P6" draw:layer="layout" svg:width="1.5cm" svg:height="1cm" svg:x="21.105cm" svg:y="13.2cm">
          <text:p/>
        </draw:rect>
        <draw:rect draw:style-name="gr9" draw:text-style-name="P6" draw:layer="layout" svg:width="1.5cm" svg:height="1cm" svg:x="21.105cm" svg:y="12.2cm">
          <text:p/>
        </draw:rect>
        <draw:rect draw:style-name="gr9" draw:text-style-name="P6" draw:layer="layout" svg:width="1.5cm" svg:height="1cm" svg:x="21.105cm" svg:y="11.2cm">
          <text:p/>
        </draw:rect>
        <draw:frame draw:style-name="gr3" draw:text-style-name="P19" draw:layer="layout" svg:width="2.096cm" svg:height="0.971cm" svg:x="21.205cm" svg:y="12.128cm">
          <draw:text-box>
            <text:p text:style-name="P4"><text:span text:style-name="T16">0,11</text:span></text:p>
          </draw:text-box>
        </draw:frame>
        <draw:frame draw:style-name="gr3" draw:text-style-name="P13" draw:layer="layout" svg:width="2.095cm" svg:height="0.971cm" svg:x="21.106cm" svg:y="13.228cm">
          <draw:text-box>
            <text:p text:style-name="P4"><text:span text:style-name="T16">0,22</text:span></text:p>
          </draw:text-box>
        </draw:frame>
        <draw:frame draw:style-name="gr3" draw:text-style-name="P14" draw:layer="layout" svg:width="1.325cm" svg:height="1.167cm" svg:x="21.406cm" svg:y="11.128cm">
          <draw:text-box>
            <text:p text:style-name="P4"><text:span text:style-name="T19">f</text:span><text:span text:style-name="T20">i</text:span></text:p>
          </draw:text-box>
        </draw:frame>
        <draw:rect draw:style-name="gr9" draw:text-style-name="P6" draw:layer="layout" svg:width="1.5cm" svg:height="1cm" svg:x="22.605cm" svg:y="16.2cm">
          <text:p/>
        </draw:rect>
        <draw:rect draw:style-name="gr9" draw:text-style-name="P6" draw:layer="layout" svg:width="1.5cm" svg:height="1cm" svg:x="22.605cm" svg:y="15.2cm">
          <text:p/>
        </draw:rect>
        <draw:rect draw:style-name="gr9" draw:text-style-name="P6" draw:layer="layout" svg:width="1.5cm" svg:height="1cm" svg:x="22.605cm" svg:y="14.2cm">
          <text:p/>
        </draw:rect>
        <draw:rect draw:style-name="gr9" draw:text-style-name="P6" draw:layer="layout" svg:width="1.5cm" svg:height="1cm" svg:x="22.605cm" svg:y="13.2cm">
          <text:p/>
        </draw:rect>
        <draw:rect draw:style-name="gr9" draw:text-style-name="P6" draw:layer="layout" svg:width="1.5cm" svg:height="1cm" svg:x="22.605cm" svg:y="12.2cm">
          <text:p/>
        </draw:rect>
        <draw:rect draw:style-name="gr9" draw:text-style-name="P6" draw:layer="layout" svg:width="1.5cm" svg:height="1cm" svg:x="22.605cm" svg:y="11.2cm">
          <text:p/>
        </draw:rect>
        <draw:frame draw:style-name="gr3" draw:text-style-name="P14" draw:layer="layout" svg:width="1.325cm" svg:height="1.167cm" svg:x="22.906cm" svg:y="11.128cm">
          <draw:text-box>
            <text:p text:style-name="P4"><text:span text:style-name="T19">F</text:span><text:span text:style-name="T20">i</text:span></text:p>
          </draw:text-box>
        </draw:frame>
        <draw:frame draw:style-name="gr3" draw:text-style-name="P13" draw:layer="layout" svg:width="1.595cm" svg:height="0.971cm" svg:x="18.106cm" svg:y="17.328cm">
          <draw:text-box>
            <text:p text:style-name="P4"><text:span text:style-name="T16">n=9</text:span></text:p>
          </draw:text-box>
        </draw:frame>
        <draw:frame draw:style-name="gr3" draw:text-style-name="P13" draw:layer="layout" svg:width="1.325cm" svg:height="0.971cm" svg:x="21.407cm" svg:y="17.429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16.904cm" svg:y="12.229cm">
          <draw:text-box>
            <text:p text:style-name="P4"><text:span text:style-name="T16">4</text:span></text:p>
          </draw:text-box>
        </draw:frame>
        <draw:frame draw:style-name="gr3" draw:text-style-name="P19" draw:layer="layout" svg:width="2.096cm" svg:height="0.971cm" svg:x="21.105cm" svg:y="14.229cm">
          <draw:text-box>
            <text:p text:style-name="P4"><text:span text:style-name="T16">0,22</text:span></text:p>
          </draw:text-box>
        </draw:frame>
        <draw:frame draw:style-name="gr3" draw:text-style-name="P19" draw:layer="layout" svg:width="2.096cm" svg:height="0.971cm" svg:x="21.105cm" svg:y="16.229cm">
          <draw:text-box>
            <text:p text:style-name="P4"><text:span text:style-name="T16">0,11</text:span></text:p>
          </draw:text-box>
        </draw:frame>
        <draw:frame draw:style-name="gr3" draw:text-style-name="P19" draw:layer="layout" svg:width="2.096cm" svg:height="0.971cm" svg:x="21.105cm" svg:y="15.229cm">
          <draw:text-box>
            <text:p text:style-name="P4"><text:span text:style-name="T16">0,33</text:span></text:p>
          </draw:text-box>
        </draw:frame>
        <draw:frame draw:style-name="gr3" draw:text-style-name="P19" draw:layer="layout" svg:width="2.096cm" svg:height="0.971cm" svg:x="22.605cm" svg:y="12.129cm">
          <draw:text-box>
            <text:p text:style-name="P4"><text:span text:style-name="T16">0,11</text:span></text:p>
          </draw:text-box>
        </draw:frame>
        <draw:frame draw:style-name="gr3" draw:text-style-name="P19" draw:layer="layout" svg:width="2.096cm" svg:height="0.971cm" svg:x="22.605cm" svg:y="13.23cm">
          <draw:text-box>
            <text:p text:style-name="P4"><text:span text:style-name="T16">0,33</text:span></text:p>
          </draw:text-box>
        </draw:frame>
        <draw:frame draw:style-name="gr3" draw:text-style-name="P19" draw:layer="layout" svg:width="2.096cm" svg:height="0.971cm" svg:x="22.605cm" svg:y="14.231cm">
          <draw:text-box>
            <text:p text:style-name="P4"><text:span text:style-name="T16">0,55</text:span></text:p>
          </draw:text-box>
        </draw:frame>
        <draw:frame draw:style-name="gr3" draw:text-style-name="P19" draw:layer="layout" svg:width="2.096cm" svg:height="0.971cm" svg:x="22.605cm" svg:y="15.231cm">
          <draw:text-box>
            <text:p text:style-name="P4"><text:span text:style-name="T16">0,89</text:span></text:p>
          </draw:text-box>
        </draw:frame>
        <draw:frame draw:style-name="gr3" draw:text-style-name="P13" draw:layer="layout" svg:width="1.325cm" svg:height="0.971cm" svg:x="23.008cm" svg:y="16.23cm">
          <draw:text-box>
            <text:p text:style-name="P4"><text:span text:style-name="T16">1</text:span></text:p>
          </draw:text-box>
        </draw:frame>
        <draw:rect draw:style-name="gr9" draw:text-style-name="P6" draw:layer="layout" svg:width="1.5cm" svg:height="1cm" svg:x="4.001cm" svg:y="18cm">
          <text:p/>
        </draw:rect>
        <draw:frame draw:style-name="gr3" draw:text-style-name="P13" draw:layer="layout" svg:width="1.325cm" svg:height="0.971cm" svg:x="4.303cm" svg:y="18.928cm">
          <draw:text-box>
            <text:p text:style-name="P4"><text:span text:style-name="T16">4</text:span></text:p>
          </draw:text-box>
        </draw:frame>
        <draw:rect draw:style-name="gr9" draw:text-style-name="P6" draw:layer="layout" svg:width="1.5cm" svg:height="1cm" svg:x="4.001cm" svg:y="19cm">
          <text:p/>
        </draw:rect>
        <draw:rect draw:style-name="gr9" draw:text-style-name="P6" draw:layer="layout" svg:width="1.5cm" svg:height="1cm" svg:x="8.2cm" svg:y="15cm">
          <text:p/>
        </draw:rect>
        <draw:frame draw:style-name="gr3" draw:text-style-name="P13" draw:layer="layout" svg:width="1.325cm" svg:height="0.971cm" svg:x="8.501cm" svg:y="14.928cm">
          <draw:text-box>
            <text:p text:style-name="P4"><text:span text:style-name="T16">6</text:span></text:p>
          </draw:text-box>
        </draw:frame>
        <draw:line draw:style-name="gr6" draw:text-style-name="P6" draw:layer="layout" svg:x1="14.6cm" svg:y1="20.5cm" svg:x2="15.6cm" svg:y2="20.5cm">
          <text:p/>
        </draw:line>
        <draw:custom-shape draw:style-name="gr13" draw:text-style-name="P6" draw:layer="layout" svg:width="1.5cm" svg:height="1cm" svg:x="8.2cm" svg:y="1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6" draw:layer="layout" svg:x1="12.1cm" svg:y1="13.5cm" svg:x2="9.6cm" svg:y2="13.5cm">
          <text:p/>
        </draw:line>
        <draw:rect draw:style-name="gr9" draw:text-style-name="P6" draw:layer="layout" svg:width="1.5cm" svg:height="1cm" svg:x="8.2cm" svg:y="19cm">
          <text:p/>
        </draw:rect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Resum teoria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Mesures de tendència central. Exemples.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6.5cm" svg:height="1.348cm" svg:x="3.5cm" svg:y="8cm">
          <draw:text-box>
            <text:p text:style-name="P4"><text:span text:style-name="T6">Mitjana</text:span></text:p>
          </draw:text-box>
        </draw:frame>
        <draw:frame draw:style-name="gr3" draw:text-style-name="P12" draw:layer="layout" svg:width="8.7cm" svg:height="1.195cm" svg:x="15.8cm" svg:y="9.5cm">
          <draw:text-box>
            <text:p text:style-name="P4"><text:span text:style-name="T15">Taula de freqüències</text:span></text:p>
          </draw:text-box>
        </draw:frame>
        <draw:frame draw:style-name="gr3" draw:text-style-name="P12" draw:layer="layout" svg:width="6.5cm" svg:height="1.195cm" svg:x="3.9cm" svg:y="9.5cm">
          <draw:text-box>
            <text:p text:style-name="P4"><text:span text:style-name="T15">Dades brutes</text:span></text:p>
          </draw:text-box>
        </draw:frame>
        <draw:rect draw:style-name="gr9" draw:text-style-name="P6" draw:layer="layout" svg:width="1.5cm" svg:height="1cm" svg:x="5.1cm" svg:y="17cm">
          <text:p/>
        </draw:rect>
        <draw:rect draw:style-name="gr9" draw:text-style-name="P6" draw:layer="layout" svg:width="1.5cm" svg:height="1cm" svg:x="5.1cm" svg:y="16cm">
          <text:p/>
        </draw:rect>
        <draw:rect draw:style-name="gr9" draw:text-style-name="P6" draw:layer="layout" svg:width="1.5cm" svg:height="1cm" svg:x="5.1cm" svg:y="15cm">
          <text:p/>
        </draw:rect>
        <draw:rect draw:style-name="gr9" draw:text-style-name="P6" draw:layer="layout" svg:width="1.5cm" svg:height="1cm" svg:x="5.1cm" svg:y="14cm">
          <text:p/>
        </draw:rect>
        <draw:rect draw:style-name="gr9" draw:text-style-name="P6" draw:layer="layout" svg:width="1.5cm" svg:height="1cm" svg:x="5.1cm" svg:y="13cm">
          <text:p/>
        </draw:rect>
        <draw:rect draw:style-name="gr9" draw:text-style-name="P6" draw:layer="layout" svg:width="1.5cm" svg:height="1cm" svg:x="5.1cm" svg:y="12cm">
          <text:p/>
        </draw:rect>
        <draw:rect draw:style-name="gr9" draw:text-style-name="P6" draw:layer="layout" svg:width="1.5cm" svg:height="1cm" svg:x="5.1cm" svg:y="11cm">
          <text:p/>
        </draw:rect>
        <draw:frame draw:style-name="gr3" draw:text-style-name="P19" draw:layer="layout" svg:width="1.325cm" svg:height="0.971cm" svg:x="5.4cm" svg:y="11.0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5.401cm" svg:y="12.0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5.401cm" svg:y="12.928cm">
          <draw:text-box>
            <text:p text:style-name="P4"><text:span text:style-name="T16">9</text:span></text:p>
          </draw:text-box>
        </draw:frame>
        <draw:frame draw:style-name="gr3" draw:text-style-name="P13" draw:layer="layout" svg:width="1.325cm" svg:height="0.971cm" svg:x="5.401cm" svg:y="13.9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5.402cm" svg:y="14.9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5.402cm" svg:y="16.028cm">
          <draw:text-box>
            <text:p text:style-name="P4"><text:span text:style-name="T16">6</text:span></text:p>
          </draw:text-box>
        </draw:frame>
        <draw:frame draw:style-name="gr3" draw:text-style-name="P13" draw:layer="layout" svg:width="1.325cm" svg:height="0.971cm" svg:x="5.402cm" svg:y="17.928cm">
          <draw:text-box>
            <text:p text:style-name="P4"><text:span text:style-name="T16">6</text:span></text:p>
          </draw:text-box>
        </draw:frame>
        <draw:rect draw:style-name="gr9" draw:text-style-name="P6" draw:layer="layout" svg:width="1.5cm" svg:height="1cm" svg:x="5.1cm" svg:y="18cm">
          <text:p/>
        </draw:rect>
        <draw:frame draw:style-name="gr3" draw:text-style-name="P13" draw:layer="layout" svg:width="1.325cm" svg:height="0.971cm" svg:x="5.403cm" svg:y="17.029cm">
          <draw:text-box>
            <text:p text:style-name="P4"><text:span text:style-name="T16">7</text:span></text:p>
          </draw:text-box>
        </draw:frame>
        <draw:rect draw:style-name="gr9" draw:text-style-name="P6" draw:layer="layout" svg:width="1.5cm" svg:height="1cm" svg:x="16.602cm" svg:y="16cm">
          <text:p/>
        </draw:rect>
        <draw:rect draw:style-name="gr9" draw:text-style-name="P6" draw:layer="layout" svg:width="1.5cm" svg:height="1cm" svg:x="16.602cm" svg:y="15cm">
          <text:p/>
        </draw:rect>
        <draw:rect draw:style-name="gr9" draw:text-style-name="P6" draw:layer="layout" svg:width="1.5cm" svg:height="1cm" svg:x="16.602cm" svg:y="14cm">
          <text:p/>
        </draw:rect>
        <draw:rect draw:style-name="gr9" draw:text-style-name="P6" draw:layer="layout" svg:width="1.5cm" svg:height="1cm" svg:x="16.602cm" svg:y="13cm">
          <text:p/>
        </draw:rect>
        <draw:rect draw:style-name="gr9" draw:text-style-name="P6" draw:layer="layout" svg:width="1.5cm" svg:height="1cm" svg:x="16.602cm" svg:y="12cm">
          <text:p/>
        </draw:rect>
        <draw:rect draw:style-name="gr9" draw:text-style-name="P6" draw:layer="layout" svg:width="1.5cm" svg:height="1cm" svg:x="16.602cm" svg:y="11cm">
          <text:p/>
        </draw:rect>
        <draw:frame draw:style-name="gr3" draw:text-style-name="P13" draw:layer="layout" svg:width="1.325cm" svg:height="0.971cm" svg:x="16.903cm" svg:y="12.9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16.903cm" svg:y="14.028cm">
          <draw:text-box>
            <text:p text:style-name="P4"><text:span text:style-name="T16">6</text:span></text:p>
          </draw:text-box>
        </draw:frame>
        <draw:frame draw:style-name="gr3" draw:text-style-name="P13" draw:layer="layout" svg:width="1.325cm" svg:height="0.971cm" svg:x="16.903cm" svg:y="15.028cm">
          <draw:text-box>
            <text:p text:style-name="P4"><text:span text:style-name="T16">7</text:span></text:p>
          </draw:text-box>
        </draw:frame>
        <draw:frame draw:style-name="gr3" draw:text-style-name="P13" draw:layer="layout" svg:width="1.325cm" svg:height="0.971cm" svg:x="16.904cm" svg:y="16.028cm">
          <draw:text-box>
            <text:p text:style-name="P4"><text:span text:style-name="T16">9</text:span></text:p>
          </draw:text-box>
        </draw:frame>
        <draw:frame draw:style-name="gr3" draw:text-style-name="P14" draw:layer="layout" svg:width="1.325cm" svg:height="1.167cm" svg:x="16.903cm" svg:y="10.928cm">
          <draw:text-box>
            <text:p text:style-name="P4"><text:span text:style-name="T19">x</text:span><text:span text:style-name="T20">i</text:span></text:p>
          </draw:text-box>
        </draw:frame>
        <draw:rect draw:style-name="gr9" draw:text-style-name="P6" draw:layer="layout" svg:width="1.5cm" svg:height="1cm" svg:x="18.103cm" svg:y="16cm">
          <text:p/>
        </draw:rect>
        <draw:rect draw:style-name="gr9" draw:text-style-name="P6" draw:layer="layout" svg:width="1.5cm" svg:height="1cm" svg:x="18.103cm" svg:y="15cm">
          <text:p/>
        </draw:rect>
        <draw:rect draw:style-name="gr9" draw:text-style-name="P6" draw:layer="layout" svg:width="1.5cm" svg:height="1cm" svg:x="18.103cm" svg:y="14cm">
          <text:p/>
        </draw:rect>
        <draw:rect draw:style-name="gr9" draw:text-style-name="P6" draw:layer="layout" svg:width="1.5cm" svg:height="1cm" svg:x="18.103cm" svg:y="13cm">
          <text:p/>
        </draw:rect>
        <draw:rect draw:style-name="gr9" draw:text-style-name="P6" draw:layer="layout" svg:width="1.5cm" svg:height="1cm" svg:x="18.103cm" svg:y="12cm">
          <text:p/>
        </draw:rect>
        <draw:rect draw:style-name="gr9" draw:text-style-name="P6" draw:layer="layout" svg:width="1.5cm" svg:height="1cm" svg:x="18.103cm" svg:y="11cm">
          <text:p/>
        </draw:rect>
        <draw:frame draw:style-name="gr3" draw:text-style-name="P13" draw:layer="layout" svg:width="1.325cm" svg:height="0.971cm" svg:x="18.403cm" svg:y="12.028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18.404cm" svg:y="13.028cm">
          <draw:text-box>
            <text:p text:style-name="P4"><text:span text:style-name="T16">2</text:span></text:p>
          </draw:text-box>
        </draw:frame>
        <draw:frame draw:style-name="gr3" draw:text-style-name="P13" draw:layer="layout" svg:width="1.325cm" svg:height="0.971cm" svg:x="18.404cm" svg:y="14.028cm">
          <draw:text-box>
            <text:p text:style-name="P4"><text:span text:style-name="T16">2</text:span></text:p>
          </draw:text-box>
        </draw:frame>
        <draw:frame draw:style-name="gr3" draw:text-style-name="P13" draw:layer="layout" svg:width="1.325cm" svg:height="0.971cm" svg:x="18.404cm" svg:y="15.028cm">
          <draw:text-box>
            <text:p text:style-name="P4"><text:span text:style-name="T16">3</text:span></text:p>
          </draw:text-box>
        </draw:frame>
        <draw:frame draw:style-name="gr3" draw:text-style-name="P13" draw:layer="layout" svg:width="1.325cm" svg:height="0.971cm" svg:x="18.505cm" svg:y="16.028cm">
          <draw:text-box>
            <text:p text:style-name="P4"><text:span text:style-name="T16">1</text:span></text:p>
          </draw:text-box>
        </draw:frame>
        <draw:frame draw:style-name="gr3" draw:text-style-name="P14" draw:layer="layout" svg:width="1.325cm" svg:height="1.167cm" svg:x="18.404cm" svg:y="10.9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6" draw:layer="layout" svg:width="1.5cm" svg:height="1cm" svg:x="19.604cm" svg:y="16cm">
          <text:p/>
        </draw:rect>
        <draw:rect draw:style-name="gr9" draw:text-style-name="P6" draw:layer="layout" svg:width="1.5cm" svg:height="1cm" svg:x="19.604cm" svg:y="15cm">
          <text:p/>
        </draw:rect>
        <draw:rect draw:style-name="gr9" draw:text-style-name="P6" draw:layer="layout" svg:width="1.5cm" svg:height="1cm" svg:x="19.604cm" svg:y="14cm">
          <text:p/>
        </draw:rect>
        <draw:rect draw:style-name="gr9" draw:text-style-name="P6" draw:layer="layout" svg:width="1.5cm" svg:height="1cm" svg:x="19.604cm" svg:y="13cm">
          <text:p/>
        </draw:rect>
        <draw:rect draw:style-name="gr9" draw:text-style-name="P6" draw:layer="layout" svg:width="1.5cm" svg:height="1cm" svg:x="19.604cm" svg:y="12cm">
          <text:p/>
        </draw:rect>
        <draw:rect draw:style-name="gr9" draw:text-style-name="P6" draw:layer="layout" svg:width="1.5cm" svg:height="1cm" svg:x="19.604cm" svg:y="11cm">
          <text:p/>
        </draw:rect>
        <draw:frame draw:style-name="gr3" draw:text-style-name="P13" draw:layer="layout" svg:width="1.325cm" svg:height="0.971cm" svg:x="19.904cm" svg:y="12.028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19.905cm" svg:y="13.028cm">
          <draw:text-box>
            <text:p text:style-name="P4"><text:span text:style-name="T16">3</text:span></text:p>
          </draw:text-box>
        </draw:frame>
        <draw:frame draw:style-name="gr3" draw:text-style-name="P13" draw:layer="layout" svg:width="1.325cm" svg:height="0.971cm" svg:x="19.905cm" svg:y="14.028cm">
          <draw:text-box>
            <text:p text:style-name="P4"><text:span text:style-name="T16">5</text:span></text:p>
          </draw:text-box>
        </draw:frame>
        <draw:frame draw:style-name="gr3" draw:text-style-name="P13" draw:layer="layout" svg:width="1.325cm" svg:height="0.971cm" svg:x="19.905cm" svg:y="15.028cm">
          <draw:text-box>
            <text:p text:style-name="P4"><text:span text:style-name="T16">8</text:span></text:p>
          </draw:text-box>
        </draw:frame>
        <draw:frame draw:style-name="gr3" draw:text-style-name="P13" draw:layer="layout" svg:width="1.325cm" svg:height="0.971cm" svg:x="19.906cm" svg:y="16.028cm">
          <draw:text-box>
            <text:p text:style-name="P4"><text:span text:style-name="T16">9</text:span></text:p>
          </draw:text-box>
        </draw:frame>
        <draw:frame draw:style-name="gr3" draw:text-style-name="P14" draw:layer="layout" svg:width="1.325cm" svg:height="1.167cm" svg:x="19.905cm" svg:y="10.928cm">
          <draw:text-box>
            <text:p text:style-name="P4"><text:span text:style-name="T19">N</text:span><text:span text:style-name="T20">i</text:span></text:p>
          </draw:text-box>
        </draw:frame>
        <draw:rect draw:style-name="gr9" draw:text-style-name="P6" draw:layer="layout" svg:width="1.5cm" svg:height="1cm" svg:x="21.105cm" svg:y="16cm">
          <text:p/>
        </draw:rect>
        <draw:rect draw:style-name="gr9" draw:text-style-name="P6" draw:layer="layout" svg:width="1.5cm" svg:height="1cm" svg:x="21.105cm" svg:y="15cm">
          <text:p/>
        </draw:rect>
        <draw:rect draw:style-name="gr9" draw:text-style-name="P6" draw:layer="layout" svg:width="1.5cm" svg:height="1cm" svg:x="21.105cm" svg:y="14cm">
          <text:p/>
        </draw:rect>
        <draw:rect draw:style-name="gr9" draw:text-style-name="P6" draw:layer="layout" svg:width="1.5cm" svg:height="1cm" svg:x="21.105cm" svg:y="13cm">
          <text:p/>
        </draw:rect>
        <draw:rect draw:style-name="gr9" draw:text-style-name="P6" draw:layer="layout" svg:width="1.5cm" svg:height="1cm" svg:x="21.105cm" svg:y="12cm">
          <text:p/>
        </draw:rect>
        <draw:rect draw:style-name="gr9" draw:text-style-name="P6" draw:layer="layout" svg:width="1.5cm" svg:height="1cm" svg:x="21.105cm" svg:y="11cm">
          <text:p/>
        </draw:rect>
        <draw:frame draw:style-name="gr3" draw:text-style-name="P19" draw:layer="layout" svg:width="2.096cm" svg:height="0.971cm" svg:x="21.205cm" svg:y="11.928cm">
          <draw:text-box>
            <text:p text:style-name="P4"><text:span text:style-name="T16">0,11</text:span></text:p>
          </draw:text-box>
        </draw:frame>
        <draw:frame draw:style-name="gr3" draw:text-style-name="P13" draw:layer="layout" svg:width="2.095cm" svg:height="0.971cm" svg:x="21.106cm" svg:y="13.028cm">
          <draw:text-box>
            <text:p text:style-name="P4"><text:span text:style-name="T16">0,22</text:span></text:p>
          </draw:text-box>
        </draw:frame>
        <draw:frame draw:style-name="gr3" draw:text-style-name="P14" draw:layer="layout" svg:width="1.325cm" svg:height="1.167cm" svg:x="21.406cm" svg:y="10.928cm">
          <draw:text-box>
            <text:p text:style-name="P4"><text:span text:style-name="T19">f</text:span><text:span text:style-name="T20">i</text:span></text:p>
          </draw:text-box>
        </draw:frame>
        <draw:rect draw:style-name="gr9" draw:text-style-name="P6" draw:layer="layout" svg:width="1.5cm" svg:height="1cm" svg:x="22.605cm" svg:y="16cm">
          <text:p/>
        </draw:rect>
        <draw:rect draw:style-name="gr9" draw:text-style-name="P6" draw:layer="layout" svg:width="1.5cm" svg:height="1cm" svg:x="22.605cm" svg:y="15cm">
          <text:p/>
        </draw:rect>
        <draw:rect draw:style-name="gr9" draw:text-style-name="P6" draw:layer="layout" svg:width="1.5cm" svg:height="1cm" svg:x="22.605cm" svg:y="14cm">
          <text:p/>
        </draw:rect>
        <draw:rect draw:style-name="gr9" draw:text-style-name="P6" draw:layer="layout" svg:width="1.5cm" svg:height="1cm" svg:x="22.605cm" svg:y="13cm">
          <text:p/>
        </draw:rect>
        <draw:rect draw:style-name="gr9" draw:text-style-name="P6" draw:layer="layout" svg:width="1.5cm" svg:height="1cm" svg:x="22.605cm" svg:y="12cm">
          <text:p/>
        </draw:rect>
        <draw:rect draw:style-name="gr9" draw:text-style-name="P6" draw:layer="layout" svg:width="1.5cm" svg:height="1cm" svg:x="22.605cm" svg:y="11cm">
          <text:p/>
        </draw:rect>
        <draw:frame draw:style-name="gr3" draw:text-style-name="P14" draw:layer="layout" svg:width="1.325cm" svg:height="1.167cm" svg:x="22.906cm" svg:y="10.928cm">
          <draw:text-box>
            <text:p text:style-name="P4"><text:span text:style-name="T19">F</text:span><text:span text:style-name="T20">i</text:span></text:p>
          </draw:text-box>
        </draw:frame>
        <draw:frame draw:style-name="gr3" draw:text-style-name="P13" draw:layer="layout" svg:width="1.595cm" svg:height="0.971cm" svg:x="18.106cm" svg:y="17.128cm">
          <draw:text-box>
            <text:p text:style-name="P4"><text:span text:style-name="T16">n=9</text:span></text:p>
          </draw:text-box>
        </draw:frame>
        <draw:frame draw:style-name="gr3" draw:text-style-name="P13" draw:layer="layout" svg:width="1.325cm" svg:height="0.971cm" svg:x="21.407cm" svg:y="17.229cm">
          <draw:text-box>
            <text:p text:style-name="P4"><text:span text:style-name="T16">1</text:span></text:p>
          </draw:text-box>
        </draw:frame>
        <draw:frame draw:style-name="gr3" draw:text-style-name="P13" draw:layer="layout" svg:width="1.325cm" svg:height="0.971cm" svg:x="16.904cm" svg:y="12.029cm">
          <draw:text-box>
            <text:p text:style-name="P4"><text:span text:style-name="T16">4</text:span></text:p>
          </draw:text-box>
        </draw:frame>
        <draw:frame draw:style-name="gr3" draw:text-style-name="P19" draw:layer="layout" svg:width="2.096cm" svg:height="0.971cm" svg:x="21.105cm" svg:y="14.029cm">
          <draw:text-box>
            <text:p text:style-name="P4"><text:span text:style-name="T16">0,22</text:span></text:p>
          </draw:text-box>
        </draw:frame>
        <draw:frame draw:style-name="gr3" draw:text-style-name="P19" draw:layer="layout" svg:width="2.096cm" svg:height="0.971cm" svg:x="21.105cm" svg:y="16.029cm">
          <draw:text-box>
            <text:p text:style-name="P4"><text:span text:style-name="T16">0,11</text:span></text:p>
          </draw:text-box>
        </draw:frame>
        <draw:frame draw:style-name="gr3" draw:text-style-name="P19" draw:layer="layout" svg:width="2.096cm" svg:height="0.971cm" svg:x="21.105cm" svg:y="15.029cm">
          <draw:text-box>
            <text:p text:style-name="P4"><text:span text:style-name="T16">0,33</text:span></text:p>
          </draw:text-box>
        </draw:frame>
        <draw:frame draw:style-name="gr3" draw:text-style-name="P19" draw:layer="layout" svg:width="2.096cm" svg:height="0.971cm" svg:x="22.605cm" svg:y="11.929cm">
          <draw:text-box>
            <text:p text:style-name="P4"><text:span text:style-name="T16">0,11</text:span></text:p>
          </draw:text-box>
        </draw:frame>
        <draw:frame draw:style-name="gr3" draw:text-style-name="P19" draw:layer="layout" svg:width="2.096cm" svg:height="0.971cm" svg:x="22.605cm" svg:y="13.03cm">
          <draw:text-box>
            <text:p text:style-name="P4"><text:span text:style-name="T16">0,33</text:span></text:p>
          </draw:text-box>
        </draw:frame>
        <draw:frame draw:style-name="gr3" draw:text-style-name="P19" draw:layer="layout" svg:width="2.096cm" svg:height="0.971cm" svg:x="22.605cm" svg:y="14.031cm">
          <draw:text-box>
            <text:p text:style-name="P4"><text:span text:style-name="T16">0,55</text:span></text:p>
          </draw:text-box>
        </draw:frame>
        <draw:frame draw:style-name="gr3" draw:text-style-name="P19" draw:layer="layout" svg:width="2.096cm" svg:height="0.971cm" svg:x="22.605cm" svg:y="15.031cm">
          <draw:text-box>
            <text:p text:style-name="P4"><text:span text:style-name="T16">0,89</text:span></text:p>
          </draw:text-box>
        </draw:frame>
        <draw:frame draw:style-name="gr3" draw:text-style-name="P13" draw:layer="layout" svg:width="1.325cm" svg:height="0.971cm" svg:x="23.008cm" svg:y="16.03cm">
          <draw:text-box>
            <text:p text:style-name="P4"><text:span text:style-name="T16">1</text:span></text:p>
          </draw:text-box>
        </draw:frame>
        <draw:rect draw:style-name="gr9" draw:text-style-name="P6" draw:layer="layout" svg:width="1.5cm" svg:height="1cm" svg:x="5.101cm" svg:y="18cm">
          <text:p/>
        </draw:rect>
        <draw:frame draw:style-name="gr3" draw:text-style-name="P13" draw:layer="layout" svg:width="1.325cm" svg:height="0.971cm" svg:x="5.403cm" svg:y="18.928cm">
          <draw:text-box>
            <text:p text:style-name="P4"><text:span text:style-name="T16">4</text:span></text:p>
          </draw:text-box>
        </draw:frame>
        <draw:rect draw:style-name="gr9" draw:text-style-name="P6" draw:layer="layout" svg:width="1.5cm" svg:height="1cm" svg:x="5.101cm" svg:y="19cm">
          <text:p/>
        </draw:rect>
        <draw:frame draw:style-name="gr3" draw:text-style-name="P21" draw:layer="layout" svg:width="3cm" svg:height="0.882cm" svg:x="4.7cm" svg:y="20.1cm">
          <draw:text-box>
            <text:p text:style-name="P4"><text:span text:style-name="T4">9 valors</text:span></text:p>
          </draw:text-box>
        </draw:frame>
        <draw:frame draw:style-name="gr15" draw:layer="layout" svg:width="6.59cm" svg:height="1.678cm" svg:x="7cm" svg:y="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" draw:layer="layout" svg:width="8.332cm" svg:height="1.675cm" svg:x="16.3cm" svg:y="18.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4T2">
        <draw:frame presentation:style-name="pr4" draw:text-style-name="P4" draw:layer="layout" svg:width="23.911cm" svg:height="3.507cm" svg:x="2.058cm" svg:y="1.543cm" presentation:class="title">
          <draw:text-box>
            <text:p text:style-name="P4">Exemples pràctics</text:p>
          </draw:text-box>
        </draw:frame>
        <draw:frame presentation:style-name="pr8" draw:text-style-name="P5" draw:layer="layout" svg:width="24.4cm" svg:height="2.534cm" svg:x="2.1cm" svg:y="6cm">
          <draw:text-box>
            <text:list text:style-name="L3">
              <text:list-item>
                <text:list>
                  <text:list-item>
                    <text:p text:style-name="P4">Activitat dirigida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text-style-name="P4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creation-date>2008-02-22T09:40:46</meta:creation-date>
    <dc:date>2011-02-14T12:40:02.90</dc:date>
    <dc:language>es-ES</dc:language>
    <meta:editing-cycles>40</meta:editing-cycles>
    <meta:editing-duration>PT17H48M41S</meta:editing-duration>
    <meta:document-statistic meta:object-count="7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fals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 style:data-style-name="N0">
      <style:chart-properties chart:display-label="fals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5" style:family="chart">
      <style:graphic-properties draw:fill-color="#9999ff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6" style:family="chart">
      <style:graphic-properties draw:stroke="none" draw:fill="none"/>
    </style:style>
    <style:style style:name="ch7" style:family="chart">
      <style:graphic-properties draw:stroke="none" draw:fill-color="#999999"/>
    </style:style>
  </office:automatic-styles>
  <office:body>
    <office:chart>
      <chart:chart svg:width="6.5cm" svg:height="6.001cm" chart:class="chart:bar" chart:style-name="ch1">
        <chart:plot-area chart:style-name="ch2" svg:x="0.13cm" svg:y="0.225cm" svg:width="6.24cm" svg:height="5.656cm">
          <chart:axis chart:dimension="x" chart:name="primary-x" chart:style-name="ch3">
            <chart:categories table:cell-range-address="local-table.A2:.A5"/>
          </chart:axis>
          <chart:axis chart:dimension="y" chart:name="primary-y" chart:style-name="ch4">
            <chart:grid chart:class="major"/>
          </chart:axis>
          <chart:series chart:values-cell-range-address="local-table.B2:.B5" chart:label-cell-address="local-table.B1" chart:style-name="ch5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fals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 style:data-style-name="N0">
      <style:chart-properties chart:display-label="false" chart:tick-marks-major-inner="false" chart:tick-marks-major-outer="true" chart:logarithmic="false" chart:origin="0" chart:gap-width="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6" style:family="chart">
      <style:graphic-properties draw:stroke="none" draw:fill="none"/>
    </style:style>
    <style:style style:name="ch7" style:family="chart">
      <style:graphic-properties draw:stroke="none" draw:fill-color="#999999"/>
    </style:style>
  </office:automatic-styles>
  <office:body>
    <office:chart>
      <chart:chart svg:width="6.5cm" svg:height="6.001cm" chart:class="chart:bar" chart:style-name="ch1">
        <chart:plot-area chart:style-name="ch2" svg:x="0.13cm" svg:y="0.226cm" svg:width="6.24cm" svg:height="5.655cm">
          <chart:axis chart:dimension="x" chart:name="primary-x" chart:style-name="ch3">
            <chart:categories table:cell-range-address="local-table.A2:.A5"/>
          </chart:axis>
          <chart:axis chart:dimension="y" chart:name="primary-y" chart:style-name="ch4">
            <chart:grid chart:class="major"/>
          </chart:axis>
          <chart:series chart:values-cell-range-address="local-table.B2:.B5" chart:label-cell-address="local-table.B1" chart:style-name="ch5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false" chart:tick-marks-major-inner="false" chart:tick-marks-major-outer="true" chart:logarithmic="false" chart:origin="0" chart:gap-width="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5" style:family="chart">
      <style:chart-properties chart:symbol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6" style:family="chart">
      <style:chart-properties chart:symbol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5.09999990463257pt" style:font-family-asian="'MS Gothic'" style:font-family-generic-asian="system" style:font-pitch-asian="variable" style:font-size-asian="5.09999990463257pt" style:font-family-complex="Tahoma" style:font-family-generic-complex="system" style:font-pitch-complex="variable" style:font-size-complex="5.09999990463257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6.5cm" svg:height="6.001cm" chart:class="chart:circle" chart:style-name="ch1">
        <chart:plot-area chart:style-name="ch2" svg:x="0.13cm" svg:y="0.226cm" svg:width="6.24cm" svg:height="5.655cm">
          <chart:axis chart:dimension="y" chart:name="primary-y" chart:style-name="ch3">
            <chart:grid chart:class="major"/>
          </chart:axis>
          <chart:series chart:values-cell-range-address="local-table.B2:.B5" chart:label-cell-address="local-table.B1" chart:style-name="ch4">
            <chart:data-point chart:style-name="ch5"/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n>7</math:mn>
                <math:mo math:stretchy="false">+</math:mo>
                <math:mn>5</math:mn>
              </math:mrow>
              <math:mo math:stretchy="false">+</math:mo>
              <math:mo math:stretchy="false">⋯</math:mo>
            </math:mrow>
            <math:mo math:stretchy="false">+</math:mo>
            <math:mn>4</math:mn>
          </math:mrow>
          <math:mn>9</math:mn>
        </math:mfrac>
      </math:mrow>
      <math:mo math:stretchy="false">=</math:mo>
      <math:mn>6,22</math:mn>
    </math:mrow>
    <math:annotation math:encoding="StarMath 5.0">{bar x }= {7 + 5 + dotsaxis + 4} over {9}=6,22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x</math:mi>
          <math:mo math:stretchy="false">ˉ</math:mo>
        </math:mover>
        <math:mo math:stretchy="false">=</math:mo>
        <math:mfrac>
          <math:mrow>
            <math:mrow>
              <math:mrow>
                <math:mrow>
                  <math:mn>4</math:mn>
                  <math:mo math:stretchy="false">⋅</math:mo>
                  <math:mn>1</math:mn>
                </math:mrow>
                <math:mo math:stretchy="false">+</math:mo>
                <math:mrow>
                  <math:mn>5</math:mn>
                  <math:mo math:stretchy="false">⋅</math:mo>
                  <math:mn>2</math:mn>
                </math:mrow>
              </math:mrow>
              <math:mo math:stretchy="false">+</math:mo>
              <math:mo math:stretchy="false">⋯</math:mo>
            </math:mrow>
            <math:mo math:stretchy="false">+</math:mo>
            <math:mrow>
              <math:mn>9</math:mn>
              <math:mo math:stretchy="false">⋅</math:mo>
              <math:mn>1</math:mn>
            </math:mrow>
          </math:mrow>
          <math:mn>9</math:mn>
        </math:mfrac>
      </math:mrow>
      <math:mo math:stretchy="false">=</math:mo>
      <math:mn>6,22</math:mn>
    </math:mrow>
    <math:annotation math:encoding="StarMath 5.0">{bar x }= {4 cdot 1 + 5 cdot 2 + dotsaxis + 9 cdot 1} over {9}=6,22
</math:annotation>
  </math:semantics>
</math:math>
</file>